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ccc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.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cccc00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stroke="dash" draw:stroke-dash="Ultrafine_20_Dashed" draw:fill="none" draw:fill-color="#ff6309" draw:fill-gradient-name="Gradient_20_1" draw:textarea-horizontal-align="justify" draw:textarea-vertical-align="middle" draw:auto-grow-height="false"/>
    </style:style>
    <style:style style:name="gr16" style:family="graphic" style:parent-style-name="standard">
      <style:graphic-properties draw:stroke-dash="Ultrafine_20_Dashed" draw:fill="solid" draw:fill-color="#e6e6ff" draw:textarea-horizontal-align="justify" draw:textarea-vertical-align="middle" draw:auto-grow-height="false"/>
    </style:style>
    <style:style style:name="gr17" style:family="graphic" style:parent-style-name="standard">
      <style:graphic-properties draw:stroke-dash="Ultrafine_20_Dashed" draw:textarea-horizontal-align="justify" draw:textarea-vertical-align="middle" draw:auto-grow-height="false"/>
    </style:style>
    <style:style style:name="gr18" style:family="graphic" style:parent-style-name="standard">
      <style:graphic-properties draw:stroke-dash="Ultrafine_20_Dashed" draw:fill="solid" draw:fill-color="#c0c0c0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-dash="Ultrafine_20_Dashed" draw:fill="solid" draw:fill-color="#00cccc" draw:textarea-horizontal-align="justify" draw:textarea-vertical-align="middle" draw:auto-grow-height="false"/>
    </style:style>
    <style:style style:name="gr20" style:family="graphic" style:parent-style-name="standard">
      <style:graphic-properties draw:stroke-dash="Ultrafine_20_Dashed" draw:fill="solid" draw:fill-color="#cccc00" draw:textarea-horizontal-align="justify" draw:textarea-vertical-align="middle" draw:auto-grow-height="false"/>
    </style:style>
    <style:style style:name="gr21" style:family="graphic" style:parent-style-name="standard">
      <style:graphic-properties draw:stroke-dash="Ultrafine_20_Dashed" draw:fill="solid" draw:fill-color="#eb613d" draw:textarea-horizontal-align="justify" draw:textarea-vertical-align="middle" draw:auto-grow-height="false"/>
    </style:style>
    <style:style style:name="gr22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false" fo:min-height="0.75cm" fo:min-width="0.5cm"/>
    </style:style>
    <style:style style:name="gr23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5" style:family="graphic" style:parent-style-name="objectwithoutfill">
      <style:graphic-properties draw:fill="none" draw:textarea-horizontal-align="center" draw:textarea-vertical-align="middle"/>
    </style:style>
    <style:style style:name="gr26" style:family="graphic" style:parent-style-name="standard">
      <style:graphic-properties draw:fill="solid" draw:fill-color="#ffffff" draw:fill-hatch-name="Black_20_45_20_Degrees_20_Wide" draw:textarea-horizontal-align="justify" draw:textarea-vertical-align="middle" draw:auto-grow-height="false"/>
    </style:style>
    <style:style style:name="gr2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8" style:family="graphic" style:parent-style-name="standard">
      <style:graphic-properties draw:fill="hatch" draw:fill-color="#ffffff" draw:fill-hatch-name="Black_20_45_20_Degrees_20_Wide" draw:textarea-horizontal-align="justify" draw:textarea-vertical-align="middle" draw:auto-grow-height="false"/>
    </style:style>
    <style:style style:name="gr29" style:family="graphic" style:parent-style-name="standard">
      <style:graphic-properties draw:stroke="none" svg:stroke-color="#000000" draw:fill="none" draw:fill-color="#ffffff" draw:fill-hatch-name="Black_20_45_20_Degrees_20_Wide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draw:fill="hatch" draw:fill-hatch-name="Black_20_45_20_Degrees_20_Wide" draw:textarea-horizontal-align="center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9cm"/>
    </style:style>
    <style:style style:name="gr32" style:family="graphic" style:parent-style-name="standard">
      <style:graphic-properties draw:fill="solid" draw:fill-color="#ffffff" draw:fill-hatch-name="Black_20_45_20_Degrees_20_Wide" draw:textarea-horizontal-align="justify" draw:textarea-vertical-align="middle" draw:auto-grow-height="false"/>
    </style:style>
    <style:style style:name="gr33" style:family="graphic" style:parent-style-name="standard">
      <style:graphic-properties draw:stroke="none" svg:stroke-color="#000000" draw:fill="none" draw:fill-color="#ffffff" draw:fill-hatch-name="Black_20_45_20_Degrees_20_Wide" draw:auto-grow-height="true" draw:auto-grow-width="false" fo:max-height="0cm" fo:min-height="0cm"/>
    </style:style>
    <style:style style:name="gr34" style:family="graphic" style:parent-style-name="standard">
      <style:graphic-properties draw:fill="solid" draw:fill-color="#00ff00" draw:fill-hatch-name="Black_20_45_20_Degrees_20_Wide" draw:textarea-horizontal-align="justify" draw:textarea-vertical-align="middle" draw:auto-grow-height="false"/>
    </style:style>
    <style:style style:name="gr35" style:family="graphic" style:parent-style-name="standard">
      <style:graphic-properties draw:fill="hatch" draw:fill-color="#ffffff" draw:fill-hatch-name="Black_20_45_20_Degrees_20_Wide" draw:textarea-horizontal-align="justify" draw:textarea-vertical-align="middle" draw:auto-grow-height="false"/>
    </style:style>
    <style:style style:name="gr36" style:family="graphic" style:parent-style-name="standard">
      <style:graphic-properties draw:fill="hatch" draw:fill-color="#00ff00" draw:fill-hatch-name="Black_20_45_20_Degrees_20_Wide" draw:textarea-horizontal-align="justify" draw:textarea-vertical-align="middle" draw:auto-grow-height="false"/>
    </style:style>
    <style:style style:name="gr37" style:family="graphic" style:parent-style-name="standard">
      <style:graphic-properties draw:marker-end="Arrow" draw:marker-end-width="0.3cm" draw:fill="hatch" draw:fill-hatch-name="Black_20_45_20_Degrees_20_Wide" draw:textarea-horizontal-align="center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fill-hatch-name="Black_20_45_20_Degrees_20_Wide" draw:textarea-horizontal-align="left" draw:auto-grow-height="true" draw:auto-grow-width="false" fo:min-height="0cm" fo:min-width="1.5cm"/>
    </style:style>
    <style:style style:name="gr39" style:family="graphic" style:parent-style-name="standard">
      <style:graphic-properties draw:stroke="dash" draw:stroke-dash="Ultrafine_20_Dashed" draw:fill="none" draw:fill-hatch-name="Black_20_45_20_Degrees_20_Wide" draw:textarea-horizontal-align="justify" draw:textarea-vertical-align="middle" draw:auto-grow-height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77cm" fo:min-width="3.9cm"/>
    </style:style>
    <style:style style:name="gr41" style:family="graphic" style:parent-style-name="standard">
      <style:graphic-properties draw:fill="solid" draw:fill-color="#ffcc99" draw:fill-hatch-name="Black_20_45_20_Degrees_20_Wide" draw:textarea-horizontal-align="justify" draw:textarea-vertical-align="middle" draw:auto-grow-height="false" fo:min-height="0cm" fo:min-width="0cm"/>
    </style:style>
    <style:style style:name="gr42" style:family="graphic" style:parent-style-name="standard">
      <style:graphic-properties draw:fill="solid" draw:fill-color="#c0c0c0" draw:fill-hatch-name="Black_20_45_20_Degrees_20_Wide" draw:textarea-horizontal-align="justify" draw:textarea-vertical-align="middle" draw:auto-grow-height="fals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5cm" fo:min-width="2.837cm"/>
    </style:style>
    <style:style style:name="gr44" style:family="graphic" style:parent-style-name="standard">
      <style:graphic-properties draw:stroke="none" svg:stroke-color="#000000" draw:fill="none" draw:fill-color="#ffffff" draw:fill-hatch-name="Black_20_45_20_Degrees_20_Wide" draw:textarea-horizontal-align="left" draw:auto-grow-height="true" draw:auto-grow-width="false" fo:min-height="0.445cm" fo:min-width="2.486cm"/>
    </style:style>
    <style:style style:name="gr45" style:family="graphic" style:parent-style-name="standard">
      <style:graphic-properties draw:stroke="none" svg:stroke-color="#000000" draw:fill="none" draw:fill-color="#ffffff" draw:fill-hatch-name="Black_20_45_20_Degrees_20_Wide" draw:textarea-horizontal-align="left" draw:auto-grow-height="true" draw:auto-grow-width="false" fo:min-height="0.35cm" fo:min-width="2.614cm"/>
    </style:style>
    <style:style style:name="gr46" style:family="graphic" style:parent-style-name="standard">
      <style:graphic-properties draw:fill="solid" draw:fill-color="#c0c0c0" draw:fill-hatch-name="Black_20_45_20_Degrees_20_Wide" draw:textarea-horizontal-align="justify" draw:textarea-vertical-align="middle" draw:auto-grow-height="false"/>
    </style:style>
    <style:style style:name="gr47" style:family="graphic" style:parent-style-name="standard">
      <style:graphic-properties draw:fill="solid" draw:fill-color="#00ae00" draw:fill-hatch-name="Black_20_45_20_Degrees_20_Wide" draw:textarea-horizontal-align="justify" draw:textarea-vertical-align="middle" draw:auto-grow-height="false"/>
    </style:style>
    <style:style style:name="gr48" style:family="graphic" style:parent-style-name="standard">
      <style:graphic-properties draw:fill="solid" draw:fill-color="#198a8a" draw:fill-hatch-name="Black_20_45_20_Degrees_20_Wide" draw:textarea-horizontal-align="justify" draw:textarea-vertical-align="middle" draw:auto-grow-height="false"/>
    </style:style>
    <style:style style:name="gr49" style:family="graphic" style:parent-style-name="standard">
      <style:graphic-properties draw:fill="solid" draw:fill-color="#e6e6ff" draw:fill-hatch-name="Black_20_45_20_Degrees_20_Wide" draw:textarea-horizontal-align="justify" draw:textarea-vertical-align="middle" draw:auto-grow-height="fals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1cm" fo:min-width="2.837cm"/>
    </style:style>
    <style:style style:name="gr51" style:family="graphic" style:parent-style-name="standard">
      <style:graphic-properties draw:fill="solid" draw:fill-color="#ffff99" draw:fill-hatch-name="Black_20_45_20_Degrees_20_Wide" draw:textarea-horizontal-align="justify" draw:textarea-vertical-align="middle" draw:auto-grow-height="false"/>
    </style:style>
    <style:style style:name="gr52" style:family="graphic" style:parent-style-name="standard">
      <style:graphic-properties draw:stroke="dash" draw:stroke-dash="Ultrafine_20_Dashed" draw:fill="none" draw:fill-color="#ffffff" draw:fill-hatch-name="Black_20_45_20_Degrees_20_Wide" draw:textarea-horizontal-align="justify" draw:textarea-vertical-align="middle" draw:auto-grow-height="false"/>
    </style:style>
    <style:style style:name="gr53" style:family="graphic" style:parent-style-name="standard">
      <style:graphic-properties draw:fill="solid" draw:fill-color="#ffb515" draw:fill-hatch-name="Black_20_45_20_Degrees_20_Wide" draw:textarea-horizontal-align="justify" draw:textarea-vertical-align="middle" draw:auto-grow-height="fals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9cm" fo:min-width="2.83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1cm" fo:min-width="2.83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837cm"/>
    </style:style>
    <style:style style:name="gr57" style:family="graphic" style:parent-style-name="standard">
      <style:graphic-properties draw:stroke="none" svg:stroke-color="#000000" draw:fill="none" draw:fill-color="#ffffff" draw:fill-hatch-name="Black_20_45_20_Degrees_20_Wide" draw:textarea-horizontal-align="left" draw:auto-grow-height="true" draw:auto-grow-width="false" fo:min-height="0.573cm" fo:min-width="9.88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5cm" fo:min-width="2.837cm"/>
    </style:style>
    <style:style style:name="gr59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text-shadow="1pt 1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0.5pt" style:font-size-asian="10.5pt" style:font-size-complex="10.5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5pt" style:font-size-asian="15pt" style:font-size-complex="15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text-properties fo:font-size="16pt" style:font-size-asian="16pt" style:font-size-complex="16pt"/>
    </style:style>
    <style:style style:name="T1" style:family="text">
      <style:text-properties fo:text-shadow="1pt 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9cm" svg:height="13.5cm" svg:x="2.5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11.5cm" svg:x="4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11.5cm" svg:x="12.5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5cm" svg:height="3.5cm" svg:x="5cm" svg:y="5cm">
          <text:p text:style-name="P1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cm" svg:height="4cm" svg:x="5.5cm" svg:y="10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5cm" svg:height="6.5cm" svg:x="14.5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5cm" svg:height="1.5cm" svg:x="15.5cm" svg:y="9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1cm" svg:height="1cm" svg:x="3cm" svg:y="3.5cm">
          <draw:text-box>
            <text:p>A</text:p>
          </draw:text-box>
        </draw:frame>
        <draw:frame draw:style-name="gr8" draw:layer="layout" svg:width="0.925cm" svg:height="0.962cm" svg:x="4.3cm" svg:y="4.5cm">
          <draw:text-box>
            <text:p>B</text:p>
          </draw:text-box>
        </draw:frame>
        <draw:frame draw:style-name="gr8" draw:layer="layout" svg:width="0.959cm" svg:height="0.962cm" svg:x="12.918cm" svg:y="4.5cm">
          <draw:text-box>
            <text:p>C</text:p>
          </draw:text-box>
        </draw:frame>
        <draw:frame draw:style-name="gr8" draw:layer="layout" svg:width="0.891cm" svg:height="0.962cm" svg:x="14.8cm" svg:y="6.8cm">
          <draw:text-box>
            <text:p>F</text:p>
          </draw:text-box>
        </draw:frame>
        <presentation:notes draw:style-name="dp2">
          <draw:page-thumbnail draw:style-name="gr9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0" draw:text-style-name="P1" draw:id="id2" draw:layer="layout" svg:width="3cm" svg:height="2cm" svg:x="13.5cm" svg:y="5cm"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id="id5" draw:layer="layout" svg:width="3.5cm" svg:height="2cm" svg:x="8.5cm" svg:y="7cm">
          <text:p text:style-name="P1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3.5cm" svg:height="2cm" svg:x="18cm" svg:y="5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id="id4" draw:layer="layout" svg:width="2.5cm" svg:height="2.5cm" svg:x="20cm" svg:y="9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id="id7" draw:layer="layout" svg:width="3.5cm" svg:height="2cm" svg:x="12.5cm" svg:y="10.5cm">
          <text:p text:style-name="P1">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id="id1" draw:layer="layout" svg:width="1.5cm" svg:height="1.5cm" svg:x="17.8cm" svg:y="11.3cm">
          <text:p text:style-name="P1">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8" draw:layer="layout" svg:width="3.5cm" svg:height="2.227cm" svg:x="7.5cm" svg:y="10.773cm">
          <text:p text:style-name="P1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id="id6" draw:layer="layout" svg:width="6cm" svg:height="1.5cm" svg:x="9.6cm" svg:y="1cm">
          <text:p text:style-name="P1">WORL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id="id3" draw:layer="layout" draw:type="curve" svg:x1="18.549cm" svg:y1="11.3cm" svg:x2="15cm" svg:y2="7cm" draw:start-shape="id1" draw:start-glue-point="4" draw:end-shape="id2" draw:end-glue-point="2" svg:d="m18549 11300c0-3223-3549-1074-3549-4300">
          <text:p/>
        </draw:connector>
        <draw:connector draw:style-name="gr14" draw:text-style-name="P1" draw:layer="layout" draw:type="curve" svg:x1="16.774cm" svg:y1="9.151cm" svg:x2="20cm" svg:y2="10.249cm" draw:start-shape="id3" draw:start-glue-point="0" draw:end-shape="id4" draw:end-glue-point="6" svg:d="m16774 9151c3751 0 2139 1098 3226 1098">
          <text:p/>
        </draw:connector>
        <draw:connector draw:style-name="gr14" draw:text-style-name="P1" draw:layer="layout" draw:type="curve" svg:x1="10.25cm" svg:y1="7cm" svg:x2="12.6cm" svg:y2="2.5cm" draw:start-shape="id5" draw:start-glue-point="0" draw:end-shape="id6" svg:d="m10250 7000c0-3373 2350-1124 2350-4500">
          <text:p/>
        </draw:connector>
        <draw:connector draw:style-name="gr14" draw:text-style-name="P1" draw:layer="layout" draw:type="curve" draw:line-skew="0.375cm" svg:x1="14.25cm" svg:y1="12.5cm" svg:x2="9.25cm" svg:y2="13cm" draw:start-shape="id7" draw:start-glue-point="2" draw:end-shape="id8" draw:end-glue-point="2" svg:d="m14250 12500c0 2062-5000 1812-5000 500">
          <text:p/>
        </draw:connector>
        <presentation:notes draw:style-name="dp2">
          <draw:page-thumbnail draw:style-name="gr9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15" draw:text-style-name="P1" draw:layer="layout" svg:width="22cm" svg:height="16cm" svg:x="1cm" svg:y="1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9cm" svg:height="13.5cm" svg:x="2.5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7.5cm" svg:height="11.5cm" svg:x="4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7.5cm" svg:height="11.5cm" svg:x="12.5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id="id9" draw:layer="layout" svg:width="5.5cm" svg:height="3.5cm" svg:x="5cm" svg:y="5cm">
          <text:p text:style-name="P1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4cm" svg:height="4cm" svg:x="5.5cm" svg:y="10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id="id10" draw:layer="layout" svg:width="3.5cm" svg:height="6.5cm" svg:x="14.5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5cm" svg:height="1.5cm" svg:x="15.5cm" svg:y="9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layer="layout" svg:width="1cm" svg:height="1cm" svg:x="3cm" svg:y="3.5cm">
          <draw:text-box>
            <text:p>A</text:p>
          </draw:text-box>
        </draw:frame>
        <draw:frame draw:style-name="gr23" draw:layer="layout" svg:width="0.925cm" svg:height="0.962cm" svg:x="4.3cm" svg:y="4.5cm">
          <draw:text-box>
            <text:p>B</text:p>
          </draw:text-box>
        </draw:frame>
        <draw:frame draw:style-name="gr23" draw:layer="layout" svg:width="0.959cm" svg:height="0.962cm" svg:x="12.918cm" svg:y="4.5cm">
          <draw:text-box>
            <text:p>C</text:p>
          </draw:text-box>
        </draw:frame>
        <draw:frame draw:style-name="gr23" draw:layer="layout" svg:width="0.891cm" svg:height="0.962cm" svg:x="14.8cm" svg:y="6.8cm">
          <draw:text-box>
            <text:p>F</text:p>
          </draw:text-box>
        </draw:frame>
        <draw:frame draw:style-name="gr24" draw:layer="layout" svg:width="3.5cm" svg:height="0.962cm" svg:x="1cm" svg:y="1.5cm">
          <draw:text-box>
            <text:p>WORLD</text:p>
          </draw:text-box>
        </draw:frame>
        <draw:line draw:style-name="gr14" draw:text-style-name="P1" draw:layer="layout" svg:x1="7.5cm" svg:y1="4cm" svg:x2="8.5cm" svg:y2="1.5cm">
          <text:p/>
        </draw:line>
        <draw:connector draw:style-name="gr14" draw:text-style-name="P1" draw:layer="layout" draw:type="lines" svg:x1="10.5cm" svg:y1="6.75cm" svg:x2="14.5cm" svg:y2="9.75cm" draw:start-shape="id9" draw:start-glue-point="1" draw:end-shape="id10" svg:d="m10500 6750h501l2998 3000h501">
          <text:p/>
        </draw:connector>
        <draw:path draw:style-name="gr25" draw:text-style-name="P1" draw:layer="layout" svg:width="4.499cm" svg:height="2.499cm" draw:transform="rotate (1.5707963267946) translate (9.50000000000935cm 16.5000000000052cm)" svg:viewBox="0 0 4500 2500" svg:d="m0 21500c4000 0 4500-2500 4500-2500">
          <text:p/>
        </draw:path>
        <draw:path draw:style-name="gr25" draw:text-style-name="P1" draw:layer="layout" svg:width="6.717cm" svg:height="1.767cm" draw:transform="rotate (-2.35619449019309) translate (16.7499999999943cm 11.2499999999902cm)" svg:viewBox="0 0 6718 1768" svg:d="m0-37830c5657 0 6718-1768 6718-1768">
          <text:p/>
        </draw:path>
        <presentation:notes draw:style-name="dp2">
          <draw:page-thumbnail draw:style-name="gr9" draw:layer="layout" svg:width="14.848cm" svg:height="11.135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2" draw:text-style-name="P1" draw:layer="layout" svg:width="7cm" svg:height="8cm" svg:x="6cm" svg:y="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layer="layout" svg:width="4.621cm" svg:height="0.962cm" svg:x="6.6cm" svg:y="3.7cm">
          <draw:text-box>
            <text:p>CoventGarden</text:p>
          </draw:text-box>
        </draw:frame>
        <draw:custom-shape draw:style-name="gr26" draw:text-style-name="P1" draw:layer="layout" svg:width="6cm" svg:height="2cm" svg:x="6.5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6cm" svg:height="2cm" svg:x="6.5cm" svg:y="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6cm" svg:height="2cm" svg:x="6.5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6cm" svg:height="2cm" svg:x="6.5cm" svg:y="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layer="layout" svg:width="4.134cm" svg:height="0.962cm" svg:x="7.328cm" svg:y="7cm">
          <draw:text-box>
            <text:p>EastPlatform</text:p>
          </draw:text-box>
        </draw:frame>
        <draw:frame draw:style-name="gr29" draw:layer="layout" svg:width="4.312cm" svg:height="0.962cm" svg:x="7.3cm" svg:y="10.038cm">
          <draw:text-box>
            <text:p>WestPlatform</text:p>
          </draw:text-box>
        </draw:frame>
        <draw:line draw:style-name="gr30" draw:text-style-name="P1" draw:layer="layout" svg:x1="6cm" svg:y1="6cm" svg:x2="5cm" svg:y2="6cm">
          <text:p/>
        </draw:line>
        <draw:line draw:style-name="gr30" draw:text-style-name="P1" draw:layer="layout" svg:x1="14cm" svg:y1="6cm" svg:x2="13cm" svg:y2="6cm">
          <text:p/>
        </draw:line>
        <draw:line draw:style-name="gr30" draw:text-style-name="P1" draw:layer="layout" svg:x1="6cm" svg:y1="9cm" svg:x2="5cm" svg:y2="9cm">
          <text:p/>
        </draw:line>
        <draw:line draw:style-name="gr30" draw:text-style-name="P1" draw:layer="layout" svg:x1="14cm" svg:y1="9cm" svg:x2="13cm" svg:y2="9cm">
          <text:p/>
        </draw:line>
        <presentation:notes draw:style-name="dp2">
          <draw:page-thumbnail draw:style-name="gr9" draw:layer="layout" svg:width="14.848cm" svg:height="11.135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2" draw:text-style-name="P1" draw:layer="layout" svg:width="9cm" svg:height="9.5cm" svg:x="17.5cm" svg:y="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layer="layout" svg:width="4.621cm" svg:height="0.962cm" svg:x="18.1cm" svg:y="3.7cm">
          <draw:text-box>
            <text:p>T1 : Timer</text:p>
          </draw:text-box>
        </draw:frame>
        <draw:custom-shape draw:style-name="gr26" draw:text-style-name="P1" draw:layer="layout" svg:width="4.5cm" svg:height="3.5cm" svg:x="18cm" svg:y="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3cm" svg:height="1.5cm" svg:x="19cm" svg:y="6.5cm">
          <text:p text:style-name="P1">15 : value</text:p>
          <draw:enhanced-geometry svg:viewBox="0 0 21600 21600" draw:type="rectangle" draw:enhanced-path="M 0 0 L 21600 0 21600 21600 0 21600 0 0 Z N"/>
        </draw:custom-shape>
        <draw:frame draw:style-name="gr33" draw:layer="layout" svg:width="4.3cm" svg:height="0.962cm" svg:x="18.2cm" svg:y="5.3cm">
          <draw:text-box>
            <text:p>Interval : int</text:p>
          </draw:text-box>
        </draw:frame>
        <draw:custom-shape draw:style-name="gr26" draw:text-style-name="P1" draw:layer="layout" svg:width="4.5cm" svg:height="3.5cm" svg:x="20cm" svg:y="9cm">
          <text:p/>
          <draw:enhanced-geometry svg:viewBox="0 0 21600 21600" draw:type="rectangle" draw:enhanced-path="M 0 0 L 21600 0 21600 21600 0 21600 0 0 Z N"/>
        </draw:custom-shape>
        <draw:frame draw:style-name="gr33" draw:layer="layout" svg:width="4.3cm" svg:height="0.962cm" svg:x="20.2cm" svg:y="9.038cm">
          <draw:text-box>
            <text:p>Signal : Go</text:p>
          </draw:text-box>
        </draw:frame>
        <draw:custom-shape draw:style-name="gr34" draw:text-style-name="P1" draw:layer="layout" svg:width="1.5cm" svg:height="1.5cm" svg:x="21.4cm" svg:y="10.3cm">
          <text:p text:style-name="P1">G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9cm" svg:height="9.5cm" svg:x="2.5cm" svg:y="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layer="layout" svg:width="5.9cm" svg:height="0.962cm" svg:x="3.6cm" svg:y="3.7cm">
          <draw:text-box>
            <text:p>Timer(X,Y) : Timer</text:p>
          </draw:text-box>
        </draw:frame>
        <draw:custom-shape draw:style-name="gr26" draw:text-style-name="P1" draw:layer="layout" svg:width="4.5cm" svg:height="3.5cm" svg:x="3cm" svg:y="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3cm" svg:height="1.5cm" svg:x="4cm" svg:y="6.5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frame draw:style-name="gr33" draw:layer="layout" svg:width="4.3cm" svg:height="0.962cm" svg:x="3.2cm" svg:y="5.3cm">
          <draw:text-box>
            <text:p>Interval : int</text:p>
          </draw:text-box>
        </draw:frame>
        <draw:custom-shape draw:style-name="gr26" draw:text-style-name="P1" draw:layer="layout" svg:width="4.5cm" svg:height="3.5cm" svg:x="4.7cm" svg:y="9cm">
          <text:p/>
          <draw:enhanced-geometry svg:viewBox="0 0 21600 21600" draw:type="rectangle" draw:enhanced-path="M 0 0 L 21600 0 21600 21600 0 21600 0 0 Z N"/>
        </draw:custom-shape>
        <draw:frame draw:style-name="gr33" draw:layer="layout" svg:width="4.3cm" svg:height="0.962cm" svg:x="4.9cm" svg:y="9.038cm">
          <draw:text-box>
            <text:p>Signal : 'a</text:p>
          </draw:text-box>
        </draw:frame>
        <draw:custom-shape draw:style-name="gr36" draw:text-style-name="P2" draw:layer="layout" svg:width="1.5cm" svg:height="1.5cm" svg:x="6.1cm" svg:y="10.3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1" draw:layer="layout" svg:x1="12cm" svg:y1="8cm" svg:x2="17cm" svg:y2="8cm">
          <text:p/>
        </draw:line>
        <draw:frame draw:style-name="gr29" draw:layer="layout" svg:width="4.486cm" svg:height="0.962cm" svg:x="12.014cm" svg:y="7cm">
          <draw:text-box>
            <text:p>Instantiated to</text:p>
          </draw:text-box>
        </draw:frame>
        <draw:custom-shape draw:style-name="gr26" draw:text-style-name="P1" draw:layer="layout" svg:width="3cm" svg:height="3.5cm" svg:x="8cm" svg:y="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3cm" svg:height="3.5cm" svg:x="23cm" svg:y="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5cm" svg:height="1.5cm" svg:x="9cm" svg:y="6.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5cm" svg:height="1.5cm" svg:x="24cm" svg:y="6.5cm">
          <text:p text:style-name="P1">0</text:p>
          <draw:enhanced-geometry svg:viewBox="0 0 21600 21600" draw:type="rectangle" draw:enhanced-path="M 0 0 L 21600 0 21600 21600 0 21600 0 0 Z N"/>
        </draw:custom-shape>
        <draw:frame draw:style-name="gr38" draw:layer="layout" svg:width="2cm" svg:height="0.962cm" svg:x="8.3cm" svg:y="5.3cm">
          <draw:text-box>
            <text:p>t : int</text:p>
          </draw:text-box>
        </draw:frame>
        <draw:frame draw:style-name="gr38" draw:layer="layout" svg:width="2cm" svg:height="0.962cm" svg:x="23.3cm" svg:y="5.238cm">
          <draw:text-box>
            <text:p>t : int</text:p>
          </draw:text-box>
        </draw:frame>
        <presentation:notes draw:style-name="dp2">
          <draw:page-thumbnail draw:style-name="gr9" draw:layer="layout" svg:width="14.848cm" svg:height="11.135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2" draw:text-style-name="P1" draw:layer="layout" svg:width="9cm" svg:height="9.5cm" svg:x="15.5cm" svg:y="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layer="layout" svg:width="4.621cm" svg:height="0.962cm" svg:x="16.1cm" svg:y="3.7cm">
          <draw:text-box>
            <text:p>T : Timer</text:p>
          </draw:text-box>
        </draw:frame>
        <draw:custom-shape draw:style-name="gr26" draw:text-style-name="P1" draw:layer="layout" svg:width="4.5cm" svg:height="3.5cm" svg:x="16cm" svg:y="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3cm" svg:height="1.5cm" svg:x="17cm" svg:y="6.5cm">
          <text:p text:style-name="P1">15 : value</text:p>
          <draw:enhanced-geometry svg:viewBox="0 0 21600 21600" draw:type="rectangle" draw:enhanced-path="M 0 0 L 21600 0 21600 21600 0 21600 0 0 Z N"/>
        </draw:custom-shape>
        <draw:frame draw:style-name="gr33" draw:layer="layout" svg:width="4.3cm" svg:height="0.962cm" svg:x="16.2cm" svg:y="5.3cm">
          <draw:text-box>
            <text:p>Interval : int</text:p>
          </draw:text-box>
        </draw:frame>
        <draw:custom-shape draw:style-name="gr26" draw:text-style-name="P1" draw:layer="layout" svg:width="4.5cm" svg:height="3.5cm" svg:x="18cm" svg:y="9cm">
          <text:p/>
          <draw:enhanced-geometry svg:viewBox="0 0 21600 21600" draw:type="rectangle" draw:enhanced-path="M 0 0 L 21600 0 21600 21600 0 21600 0 0 Z N"/>
        </draw:custom-shape>
        <draw:frame draw:style-name="gr33" draw:layer="layout" svg:width="4.3cm" svg:height="0.962cm" svg:x="18.2cm" svg:y="9.038cm">
          <draw:text-box>
            <text:p>Signal : Go</text:p>
          </draw:text-box>
        </draw:frame>
        <draw:custom-shape draw:style-name="gr34" draw:text-style-name="P1" draw:layer="layout" svg:width="1.5cm" svg:height="1.5cm" svg:x="19.4cm" svg:y="10.3cm">
          <text:p text:style-name="P1">G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1" draw:layer="layout" svg:x1="11cm" svg:y1="8cm" svg:x2="14.5cm" svg:y2="8cm">
          <text:p/>
        </draw:line>
        <draw:custom-shape draw:style-name="gr26" draw:text-style-name="P1" draw:layer="layout" svg:width="3cm" svg:height="3.5cm" svg:x="21cm" svg:y="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5cm" svg:height="1.5cm" svg:x="22cm" svg:y="6.5cm">
          <text:p text:style-name="P1">0</text:p>
          <draw:enhanced-geometry svg:viewBox="0 0 21600 21600" draw:type="rectangle" draw:enhanced-path="M 0 0 L 21600 0 21600 21600 0 21600 0 0 Z N"/>
        </draw:custom-shape>
        <draw:frame draw:style-name="gr38" draw:layer="layout" svg:width="2cm" svg:height="0.962cm" svg:x="21.3cm" svg:y="5.238cm">
          <draw:text-box>
            <text:p>t : int</text:p>
          </draw:text-box>
        </draw:frame>
        <draw:custom-shape draw:style-name="gr2" draw:text-style-name="P1" draw:layer="layout" svg:width="9cm" svg:height="9.5cm" svg:x="1.5cm" svg:y="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layer="layout" svg:width="4.621cm" svg:height="0.962cm" svg:x="2.1cm" svg:y="3.7cm">
          <draw:text-box>
            <text:p>T : Timer</text:p>
          </draw:text-box>
        </draw:frame>
        <draw:custom-shape draw:style-name="gr26" draw:text-style-name="P1" draw:layer="layout" svg:width="4.5cm" svg:height="3.5cm" svg:x="2cm" svg:y="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3cm" svg:height="1.5cm" svg:x="3cm" svg:y="6.5cm">
          <text:p text:style-name="P1">15 : value</text:p>
          <draw:enhanced-geometry svg:viewBox="0 0 21600 21600" draw:type="rectangle" draw:enhanced-path="M 0 0 L 21600 0 21600 21600 0 21600 0 0 Z N"/>
        </draw:custom-shape>
        <draw:frame draw:style-name="gr33" draw:layer="layout" svg:width="4.3cm" svg:height="0.962cm" svg:x="2.2cm" svg:y="5.3cm">
          <draw:text-box>
            <text:p>Interval : int</text:p>
          </draw:text-box>
        </draw:frame>
        <draw:custom-shape draw:style-name="gr26" draw:text-style-name="P1" draw:layer="layout" svg:width="4.5cm" svg:height="3.5cm" svg:x="4cm" svg:y="9cm">
          <text:p/>
          <draw:enhanced-geometry svg:viewBox="0 0 21600 21600" draw:type="rectangle" draw:enhanced-path="M 0 0 L 21600 0 21600 21600 0 21600 0 0 Z N"/>
        </draw:custom-shape>
        <draw:frame draw:style-name="gr33" draw:layer="layout" svg:width="4.3cm" svg:height="0.962cm" svg:x="4.2cm" svg:y="9.038cm">
          <draw:text-box>
            <text:p>Signal : Go</text:p>
          </draw:text-box>
        </draw:frame>
        <draw:custom-shape draw:style-name="gr34" draw:text-style-name="P1" draw:layer="layout" svg:width="1.5cm" svg:height="1.5cm" svg:x="5.4cm" svg:y="10.3cm">
          <text:p text:style-name="P1">G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3cm" svg:height="3.5cm" svg:x="7cm" svg:y="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5cm" svg:height="1.5cm" svg:x="8cm" svg:y="6.5cm">
          <text:p text:style-name="P1">15</text:p>
          <draw:enhanced-geometry svg:viewBox="0 0 21600 21600" draw:type="rectangle" draw:enhanced-path="M 0 0 L 21600 0 21600 21600 0 21600 0 0 Z N"/>
        </draw:custom-shape>
        <draw:frame draw:style-name="gr38" draw:layer="layout" svg:width="2cm" svg:height="0.962cm" svg:x="7.3cm" svg:y="5.238cm">
          <draw:text-box>
            <text:p>t : int</text:p>
          </draw:text-box>
        </draw:frame>
        <draw:custom-shape draw:style-name="gr34" draw:text-style-name="P1" draw:layer="layout" svg:width="1.5cm" svg:height="1.5cm" svg:x="25.5cm" svg:y="8cm">
          <text:p text:style-name="P1">G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10cm" svg:height="10.5cm" svg:x="1cm" svg:y="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12.5cm" svg:height="10.5cm" svg:x="15cm" svg:y="3cm">
          <text:p/>
          <draw:enhanced-geometry svg:viewBox="0 0 21600 21600" draw:type="rectangle" draw:enhanced-path="M 0 0 L 21600 0 21600 21600 0 21600 0 0 Z N"/>
        </draw:custom-shape>
        <draw:frame draw:style-name="gr29" draw:layer="layout" svg:width="4.833cm" svg:height="0.962cm" svg:x="1cm" svg:y="2cm">
          <draw:text-box>
            <text:p>timerFireRedex</text:p>
          </draw:text-box>
        </draw:frame>
        <draw:frame draw:style-name="gr29" draw:layer="layout" svg:width="5.54cm" svg:height="0.962cm" svg:x="15cm" svg:y="2cm">
          <draw:text-box>
            <text:p>timerFireReactum</text:p>
          </draw:text-box>
        </draw:frame>
        <presentation:notes draw:style-name="dp2">
          <draw:page-thumbnail draw:style-name="gr9" draw:layer="layout" svg:width="14.848cm" svg:height="11.135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2" draw:text-style-name="P1" draw:layer="layout" svg:width="4cm" svg:height="4.222cm" svg:x="1.5cm" svg:y="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layer="layout" svg:width="3.233cm" svg:height="0.962cm" svg:x="1.767cm" svg:y="3.589cm">
          <draw:text-box>
            <text:p>T : Timer</text:p>
          </draw:text-box>
        </draw:frame>
        <draw:custom-shape draw:style-name="gr26" draw:text-style-name="P1" draw:layer="layout" svg:width="2cm" svg:height="1.222cm" svg:x="1.722cm" svg:y="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cm" svg:height="1.556cm" svg:x="2.611cm" svg:y="5.94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267cm" svg:height="1.267cm" svg:x="3.033cm" svg:y="6.122cm">
          <text:p text:style-name="P1">G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1.334cm" svg:height="1.222cm" svg:x="3.944cm" svg:y="4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7cm" svg:height="5.5cm" svg:x="1cm" svg:y="3cm">
          <text:p/>
          <draw:enhanced-geometry svg:viewBox="0 0 21600 21600" draw:type="rectangle" draw:enhanced-path="M 0 0 L 21600 0 21600 21600 0 21600 0 0 Z N"/>
        </draw:custom-shape>
        <draw:frame draw:style-name="gr29" draw:layer="layout" svg:width="5.002cm" svg:height="0.962cm" svg:x="1cm" svg:y="2cm">
          <draw:text-box>
            <text:p>printHelloRedex</text:p>
          </draw:text-box>
        </draw:frame>
        <draw:custom-shape draw:style-name="gr34" draw:text-style-name="P1" draw:layer="layout" svg:width="1.267cm" svg:height="1.267cm" svg:x="6.233cm" svg:y="5cm">
          <text:p text:style-name="P1">G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1" draw:layer="layout" svg:x1="8.5cm" svg:y1="5.5cm" svg:x2="10.5cm" svg:y2="5.5cm">
          <text:p/>
        </draw:line>
        <draw:custom-shape draw:style-name="gr2" draw:text-style-name="P1" draw:layer="layout" svg:width="4cm" svg:height="4.222cm" svg:x="11.5cm" svg:y="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layer="layout" svg:width="3.233cm" svg:height="0.962cm" svg:x="11.767cm" svg:y="3.589cm">
          <draw:text-box>
            <text:p>T : Timer</text:p>
          </draw:text-box>
        </draw:frame>
        <draw:custom-shape draw:style-name="gr26" draw:text-style-name="P1" draw:layer="layout" svg:width="2cm" svg:height="1.222cm" svg:x="11.722cm" svg:y="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cm" svg:height="1.556cm" svg:x="12.611cm" svg:y="5.94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267cm" svg:height="1.267cm" svg:x="13.033cm" svg:y="6.122cm">
          <text:p text:style-name="P1">G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1.334cm" svg:height="1.222cm" svg:x="13.944cm" svg:y="4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9cm" svg:height="5.5cm" svg:x="11cm" svg:y="3cm">
          <text:p/>
          <draw:enhanced-geometry svg:viewBox="0 0 21600 21600" draw:type="rectangle" draw:enhanced-path="M 0 0 L 21600 0 21600 21600 0 21600 0 0 Z N"/>
        </draw:custom-shape>
        <draw:frame draw:style-name="gr29" draw:layer="layout" svg:width="5.002cm" svg:height="0.962cm" svg:x="11cm" svg:y="2cm">
          <draw:text-box>
            <text:p>printHelloRedex</text:p>
          </draw:text-box>
        </draw:frame>
        <draw:custom-shape draw:style-name="gr41" draw:text-style-name="P1" draw:layer="layout" svg:width="3.5cm" svg:height="3.5cm" svg:x="16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layer="layout" svg:width="2.907cm" svg:height="0.962cm" svg:x="16cm" svg:y="4.038cm">
          <draw:text-box>
            <text:p>Msg : IO</text:p>
          </draw:text-box>
        </draw:frame>
        <draw:custom-shape draw:style-name="gr42" draw:text-style-name="P1" draw:layer="layout" svg:width="2.5cm" svg:height="2cm" svg:x="16.4cm" svg:y="5.2cm">
          <text:p text:style-name="P1">“Hello”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4.848cm" svg:height="11.135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2" draw:text-style-name="P1" draw:layer="layout" svg:width="4.5cm" svg:height="5.525cm" svg:x="2.2cm" svg:y="4.4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" draw:layer="layout" svg:width="4.144cm" svg:height="0.725cm" svg:x="2.356cm" svg:y="3.719cm">
          <draw:text-box>
            <text:p><text:span text:style-name="T2">Holborn : Station</text:span></text:p>
          </draw:text-box>
        </draw:frame>
        <draw:custom-shape draw:style-name="gr26" draw:text-style-name="P1" draw:layer="layout" svg:width="3.5cm" svg:height="0.917cm" svg:x="2.7cm" svg:y="4.6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3.5cm" svg:height="0.917cm" svg:x="2.7cm" svg:y="4.6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3" draw:layer="layout" svg:width="3.519cm" svg:height="0.725cm" svg:x="2.781cm" svg:y="5.603cm">
          <draw:text-box>
            <text:p><text:span text:style-name="T2">West : Platform</text:span></text:p>
          </draw:text-box>
        </draw:frame>
        <draw:frame draw:style-name="gr45" draw:text-style-name="P3" draw:layer="layout" svg:width="3.4cm" svg:height="0.725cm" svg:x="2.8cm" svg:y="7.075cm">
          <draw:text-box>
            <text:p><text:span text:style-name="T2">East : Train</text:span></text:p>
          </draw:text-box>
        </draw:frame>
        <draw:line draw:style-name="gr30" draw:text-style-name="P1" draw:layer="layout" svg:x1="2.222cm" svg:y1="5.181cm" svg:x2="1.5cm" svg:y2="5.181cm">
          <text:p/>
        </draw:line>
        <draw:line draw:style-name="gr30" draw:text-style-name="P1" draw:layer="layout" svg:x1="7.4cm" svg:y1="5.181cm" svg:x2="6.678cm" svg:y2="5.181cm">
          <text:p/>
        </draw:line>
        <draw:line draw:style-name="gr30" draw:text-style-name="P1" draw:layer="layout" svg:x1="2.222cm" svg:y1="9.347cm" svg:x2="1.5cm" svg:y2="9.347cm">
          <text:p/>
        </draw:line>
        <draw:line draw:style-name="gr30" draw:text-style-name="P1" draw:layer="layout" svg:x1="7.4cm" svg:y1="9.247cm" svg:x2="6.678cm" svg:y2="9.247cm">
          <text:p/>
        </draw:line>
        <draw:custom-shape draw:style-name="gr46" draw:text-style-name="P1" draw:layer="layout" svg:width="2.1cm" svg:height="2.975cm" svg:x="7.4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" draw:layer="layout" svg:width="2.7cm" svg:height="0.725cm" svg:x="7.2cm" svg:y="3.1cm">
          <draw:text-box>
            <text:p><text:span text:style-name="T2"><text:s/></text:span><text:span text:style-name="T2">: WTunnel</text:span></text:p>
          </draw:text-box>
        </draw:frame>
        <draw:frame draw:style-name="gr43" draw:text-style-name="P3" draw:layer="layout" svg:width="3.2cm" svg:height="0.725cm" svg:x="7.3cm" svg:y="9.975cm">
          <draw:text-box>
            <text:p><text:span text:style-name="T2"><text:s/></text:span><text:span text:style-name="T2">: ETunnel</text:span></text:p>
          </draw:text-box>
        </draw:frame>
        <draw:custom-shape draw:style-name="gr26" draw:text-style-name="P4" draw:layer="layout" svg:width="1.5cm" svg:height="1.7cm" svg:x="2.7cm" svg:y="7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1.5cm" svg:height="1.7cm" svg:x="4.6cm" svg:y="7.8cm">
          <text:p/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1.632cm" svg:height="0.645cm" svg:x="2.6cm" svg:y="7.8cm">
          <draw:text-box>
            <text:p><text:span text:style-name="T3">ETimer</text:span></text:p>
          </draw:text-box>
        </draw:frame>
        <draw:frame draw:style-name="gr29" draw:text-style-name="P5" draw:layer="layout" svg:width="1.73cm" svg:height="0.645cm" svg:x="4.501cm" svg:y="7.801cm">
          <draw:text-box>
            <text:p><text:span text:style-name="T3">WTimer</text:span></text:p>
          </draw:text-box>
        </draw:frame>
        <draw:custom-shape draw:style-name="gr47" draw:text-style-name="P6" draw:layer="layout" svg:width="1cm" svg:height="1cm" svg:x="3cm" svg:y="8.4cm">
          <text:p text:style-name="P1"><text:span text:style-name="T4">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6" draw:layer="layout" svg:width="1cm" svg:height="1cm" svg:x="4.9cm" svg:y="8.4cm">
          <text:p text:style-name="P1"><text:span text:style-name="T4">G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draw:layer="layout" svg:width="1.5cm" svg:height="1.7cm" svg:x="7.7cm" svg:y="7.2cm">
          <text:p/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1.399cm" svg:height="0.645cm" svg:x="7.701cm" svg:y="7.101cm">
          <draw:text-box>
            <text:p><text:span text:style-name="T3">Timer</text:span></text:p>
          </draw:text-box>
        </draw:frame>
        <draw:custom-shape draw:style-name="gr49" draw:text-style-name="P6" draw:layer="layout" svg:width="1cm" svg:height="1cm" svg:x="8cm" svg:y="7.7cm">
          <text:p text:style-name="P1"><text:span text:style-name="T4">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1.5cm" svg:height="0.75cm" svg:x="7.7cm" svg:y="9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.5cm" svg:height="0.75cm" svg:x="7.7cm" svg:y="9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2.1cm" svg:height="2.975cm" svg:x="7.4cm" svg:y="3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draw:layer="layout" svg:width="1.5cm" svg:height="1.7cm" svg:x="7.7cm" svg:y="4.001cm">
          <text:p/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1.399cm" svg:height="0.645cm" svg:x="7.701cm" svg:y="3.902cm">
          <draw:text-box>
            <text:p><text:span text:style-name="T3">Timer</text:span></text:p>
          </draw:text-box>
        </draw:frame>
        <draw:custom-shape draw:style-name="gr49" draw:text-style-name="P6" draw:layer="layout" svg:width="1cm" svg:height="1cm" svg:x="8cm" svg:y="4.501cm">
          <text:p text:style-name="P1"><text:span text:style-name="T4">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1.5cm" svg:height="0.75cm" svg:x="7.7cm" svg:y="5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.5cm" svg:height="0.75cm" svg:x="7.7cm" svg:y="5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5cm" svg:height="5.525cm" svg:x="10.2cm" svg:y="4.4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" draw:layer="layout" svg:width="5.144cm" svg:height="0.725cm" svg:x="9.956cm" svg:y="3.719cm">
          <draw:text-box>
            <text:p><text:span text:style-name="T2">RussellSquare : Station</text:span></text:p>
          </draw:text-box>
        </draw:frame>
        <draw:custom-shape draw:style-name="gr26" draw:text-style-name="P1" draw:layer="layout" svg:width="3.5cm" svg:height="0.917cm" svg:x="10.7cm" svg:y="4.6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3.5cm" svg:height="0.75cm" svg:x="10.7cm" svg:y="6.3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3.5cm" svg:height="0.917cm" svg:x="10.7cm" svg:y="4.6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3.5cm" svg:height="0.75cm" svg:x="10.7cm" svg:y="6.3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3" draw:layer="layout" svg:width="3.519cm" svg:height="0.725cm" svg:x="10.781cm" svg:y="5.603cm">
          <draw:text-box>
            <text:p><text:span text:style-name="T2">West : Platform</text:span></text:p>
          </draw:text-box>
        </draw:frame>
        <draw:frame draw:style-name="gr45" draw:text-style-name="P3" draw:layer="layout" svg:width="3.4cm" svg:height="0.725cm" svg:x="10.8cm" svg:y="7.075cm">
          <draw:text-box>
            <text:p><text:span text:style-name="T2">East : Platform</text:span></text:p>
          </draw:text-box>
        </draw:frame>
        <draw:line draw:style-name="gr30" draw:text-style-name="P1" draw:layer="layout" svg:x1="10.222cm" svg:y1="5.181cm" svg:x2="9.5cm" svg:y2="5.181cm">
          <text:p/>
        </draw:line>
        <draw:line draw:style-name="gr30" draw:text-style-name="P1" draw:layer="layout" svg:x1="15.4cm" svg:y1="5.181cm" svg:x2="14.678cm" svg:y2="5.181cm">
          <text:p/>
        </draw:line>
        <draw:line draw:style-name="gr30" draw:text-style-name="P1" draw:layer="layout" svg:x1="10.222cm" svg:y1="9.347cm" svg:x2="9.5cm" svg:y2="9.347cm">
          <text:p/>
        </draw:line>
        <draw:line draw:style-name="gr30" draw:text-style-name="P1" draw:layer="layout" svg:x1="15.4cm" svg:y1="9.247cm" svg:x2="14.678cm" svg:y2="9.247cm">
          <text:p/>
        </draw:line>
        <draw:custom-shape draw:style-name="gr46" draw:text-style-name="P1" draw:layer="layout" svg:width="2.1cm" svg:height="2.975cm" svg:x="15.4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" draw:layer="layout" svg:width="2.5cm" svg:height="0.725cm" svg:x="15.3cm" svg:y="3.1cm">
          <draw:text-box>
            <text:p><text:span text:style-name="T2">: WTunnel</text:span></text:p>
          </draw:text-box>
        </draw:frame>
        <draw:frame draw:style-name="gr43" draw:text-style-name="P3" draw:layer="layout" svg:width="2.5cm" svg:height="0.725cm" svg:x="15.3cm" svg:y="9.975cm">
          <draw:text-box>
            <text:p><text:span text:style-name="T2">: ETunnel</text:span></text:p>
          </draw:text-box>
        </draw:frame>
        <draw:custom-shape draw:style-name="gr26" draw:text-style-name="P4" draw:layer="layout" svg:width="1.5cm" svg:height="1.7cm" svg:x="10.7cm" svg:y="7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1.5cm" svg:height="1.7cm" svg:x="12.6cm" svg:y="7.8cm">
          <text:p/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1.632cm" svg:height="0.645cm" svg:x="10.6cm" svg:y="7.8cm">
          <draw:text-box>
            <text:p><text:span text:style-name="T3">ETimer</text:span></text:p>
          </draw:text-box>
        </draw:frame>
        <draw:frame draw:style-name="gr29" draw:text-style-name="P5" draw:layer="layout" svg:width="1.73cm" svg:height="0.645cm" svg:x="12.501cm" svg:y="7.801cm">
          <draw:text-box>
            <text:p><text:span text:style-name="T3">WTimer</text:span></text:p>
          </draw:text-box>
        </draw:frame>
        <draw:custom-shape draw:style-name="gr47" draw:text-style-name="P6" draw:layer="layout" svg:width="1cm" svg:height="1cm" svg:x="11cm" svg:y="8.4cm">
          <text:p text:style-name="P1"><text:span text:style-name="T4">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6" draw:layer="layout" svg:width="1cm" svg:height="1cm" svg:x="12.9cm" svg:y="8.4cm">
          <text:p text:style-name="P1"><text:span text:style-name="T4">G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draw:layer="layout" svg:width="1.5cm" svg:height="1.7cm" svg:x="15.7cm" svg:y="7.2cm">
          <text:p/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1.399cm" svg:height="0.645cm" svg:x="15.701cm" svg:y="7.101cm">
          <draw:text-box>
            <text:p><text:span text:style-name="T3">Timer</text:span></text:p>
          </draw:text-box>
        </draw:frame>
        <draw:custom-shape draw:style-name="gr49" draw:text-style-name="P6" draw:layer="layout" svg:width="1cm" svg:height="1cm" svg:x="16cm" svg:y="7.7cm">
          <text:p text:style-name="P1"><text:span text:style-name="T4">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1.5cm" svg:height="0.75cm" svg:x="15.7cm" svg:y="9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.5cm" svg:height="0.75cm" svg:x="15.7cm" svg:y="9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2.1cm" svg:height="2.975cm" svg:x="15.4cm" svg:y="3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draw:layer="layout" svg:width="1.5cm" svg:height="1.7cm" svg:x="15.7cm" svg:y="4.001cm">
          <text:p/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1.399cm" svg:height="0.645cm" svg:x="15.701cm" svg:y="3.902cm">
          <draw:text-box>
            <text:p><text:span text:style-name="T3">Timer</text:span></text:p>
          </draw:text-box>
        </draw:frame>
        <draw:custom-shape draw:style-name="gr49" draw:text-style-name="P6" draw:layer="layout" svg:width="1cm" svg:height="1cm" svg:x="16cm" svg:y="4.501cm">
          <text:p text:style-name="P1"><text:span text:style-name="T4">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1.5cm" svg:height="0.75cm" svg:x="15.7cm" svg:y="5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.5cm" svg:height="0.75cm" svg:x="15.7cm" svg:y="5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5cm" svg:height="5.525cm" svg:x="18.2cm" svg:y="4.4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3" draw:layer="layout" svg:width="5.044cm" svg:height="0.781cm" svg:x="17.956cm" svg:y="3.719cm">
          <draw:text-box>
            <text:p><text:span text:style-name="T2">KingsCross : Station</text:span></text:p>
          </draw:text-box>
        </draw:frame>
        <draw:custom-shape draw:style-name="gr27" draw:text-style-name="P1" draw:layer="layout" svg:width="3.5cm" svg:height="0.75cm" svg:x="18.7cm" svg:y="6.3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3.5cm" svg:height="0.75cm" svg:x="18.7cm" svg:y="6.3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3" draw:layer="layout" svg:width="3.519cm" svg:height="0.725cm" svg:x="18.781cm" svg:y="5.603cm">
          <draw:text-box>
            <text:p><text:span text:style-name="T2">West: Train</text:span></text:p>
          </draw:text-box>
        </draw:frame>
        <draw:frame draw:style-name="gr45" draw:text-style-name="P3" draw:layer="layout" svg:width="3.4cm" svg:height="0.725cm" svg:x="18.8cm" svg:y="7.075cm">
          <draw:text-box>
            <text:p><text:span text:style-name="T2">East : Platform</text:span></text:p>
          </draw:text-box>
        </draw:frame>
        <draw:line draw:style-name="gr30" draw:text-style-name="P1" draw:layer="layout" svg:x1="18.222cm" svg:y1="5.181cm" svg:x2="17.5cm" svg:y2="5.181cm">
          <text:p/>
        </draw:line>
        <draw:line draw:style-name="gr30" draw:text-style-name="P1" draw:layer="layout" svg:x1="18.222cm" svg:y1="9.347cm" svg:x2="17.5cm" svg:y2="9.347cm">
          <text:p/>
        </draw:line>
        <draw:custom-shape draw:style-name="gr26" draw:text-style-name="P4" draw:layer="layout" svg:width="1.5cm" svg:height="1.7cm" svg:x="18.7cm" svg:y="7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1.5cm" svg:height="1.7cm" svg:x="20.6cm" svg:y="7.8cm">
          <text:p/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1.632cm" svg:height="0.645cm" svg:x="18.6cm" svg:y="7.8cm">
          <draw:text-box>
            <text:p><text:span text:style-name="T3">ETimer</text:span></text:p>
          </draw:text-box>
        </draw:frame>
        <draw:frame draw:style-name="gr29" draw:text-style-name="P5" draw:layer="layout" svg:width="1.73cm" svg:height="0.645cm" svg:x="20.501cm" svg:y="7.801cm">
          <draw:text-box>
            <text:p><text:span text:style-name="T3">WTimer</text:span></text:p>
          </draw:text-box>
        </draw:frame>
        <draw:custom-shape draw:style-name="gr47" draw:text-style-name="P6" draw:layer="layout" svg:width="1cm" svg:height="1cm" svg:x="19cm" svg:y="8.4cm">
          <text:p text:style-name="P1"><text:span text:style-name="T4">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6" draw:layer="layout" svg:width="1cm" svg:height="1cm" svg:x="20.9cm" svg:y="8.4cm">
          <text:p text:style-name="P1"><text:span text:style-name="T4">G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23.422cm" svg:y1="5.181cm" svg:x2="22.7cm" svg:y2="5.181cm">
          <text:p/>
        </draw:line>
        <draw:line draw:style-name="gr30" draw:text-style-name="P1" draw:layer="layout" svg:x1="23.422cm" svg:y1="9.347cm" svg:x2="22.7cm" svg:y2="9.347cm">
          <text:p/>
        </draw:line>
        <draw:custom-shape draw:style-name="gr32" draw:text-style-name="P1" draw:layer="layout" svg:width="1cm" svg:height="6cm" svg:x="0.5cm" svg:y="4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cm" svg:height="6cm" svg:x="23.4cm" svg:y="4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3.5cm" svg:height="0.75cm" svg:x="18.7cm" svg:y="4.825cm">
          <text:p text:style-name="P1">Train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" draw:layer="layout" svg:width="3.5cm" svg:height="0.75cm" svg:x="2.7cm" svg:y="6.325cm">
          <text:p text:style-name="P1">Train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4.848cm" svg:height="11.135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2" draw:text-style-name="P1" draw:layer="layout" svg:width="4.5cm" svg:height="5.525cm" svg:x="2.2cm" svg:y="4.4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" draw:layer="layout" svg:width="4.144cm" svg:height="0.725cm" svg:x="2.356cm" svg:y="3.719cm">
          <draw:text-box>
            <text:p><text:span text:style-name="T2">Holborn : Station</text:span></text:p>
          </draw:text-box>
        </draw:frame>
        <draw:custom-shape draw:style-name="gr26" draw:text-style-name="P1" draw:layer="layout" svg:width="3.5cm" svg:height="0.917cm" svg:x="2.7cm" svg:y="4.6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3.5cm" svg:height="0.917cm" svg:x="2.7cm" svg:y="4.6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3" draw:layer="layout" svg:width="3.519cm" svg:height="0.725cm" svg:x="2.781cm" svg:y="5.603cm">
          <draw:text-box>
            <text:p><text:span text:style-name="T2">East : Platform</text:span></text:p>
          </draw:text-box>
        </draw:frame>
        <draw:frame draw:style-name="gr45" draw:text-style-name="P3" draw:layer="layout" svg:width="3.4cm" svg:height="1.199cm" svg:x="2.8cm" svg:y="7.075cm">
          <draw:text-box>
            <text:p><text:span text:style-name="T2">West : Platform</text:span></text:p>
          </draw:text-box>
        </draw:frame>
        <draw:line draw:style-name="gr30" draw:text-style-name="P1" draw:layer="layout" svg:x1="2.222cm" svg:y1="5.181cm" svg:x2="1.5cm" svg:y2="5.181cm">
          <text:p/>
        </draw:line>
        <draw:line draw:style-name="gr30" draw:text-style-name="P1" draw:layer="layout" svg:x1="7.4cm" svg:y1="5.181cm" svg:x2="6.678cm" svg:y2="5.181cm">
          <text:p/>
        </draw:line>
        <draw:line draw:style-name="gr30" draw:text-style-name="P1" draw:layer="layout" svg:x1="2.222cm" svg:y1="9.347cm" svg:x2="1.5cm" svg:y2="9.347cm">
          <text:p/>
        </draw:line>
        <draw:line draw:style-name="gr30" draw:text-style-name="P1" draw:layer="layout" svg:x1="7.4cm" svg:y1="9.247cm" svg:x2="6.678cm" svg:y2="9.247cm">
          <text:p/>
        </draw:line>
        <draw:custom-shape draw:style-name="gr46" draw:text-style-name="P1" draw:layer="layout" svg:width="2.1cm" svg:height="2.975cm" svg:x="7.4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" draw:layer="layout" svg:width="2.5cm" svg:height="0.725cm" svg:x="7.3cm" svg:y="3.1cm">
          <draw:text-box>
            <text:p><text:span text:style-name="T2">T : Tunnel</text:span></text:p>
          </draw:text-box>
        </draw:frame>
        <draw:frame draw:style-name="gr43" draw:text-style-name="P3" draw:layer="layout" svg:width="2.5cm" svg:height="0.725cm" svg:x="7.3cm" svg:y="9.975cm">
          <draw:text-box>
            <text:p><text:span text:style-name="T2">T : Tunnel</text:span></text:p>
          </draw:text-box>
        </draw:frame>
        <draw:custom-shape draw:style-name="gr26" draw:text-style-name="P4" draw:layer="layout" svg:width="1.5cm" svg:height="1.7cm" svg:x="2.7cm" svg:y="7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1.5cm" svg:height="1.7cm" svg:x="4.6cm" svg:y="7.8cm">
          <text:p/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1.632cm" svg:height="0.645cm" svg:x="2.6cm" svg:y="7.8cm">
          <draw:text-box>
            <text:p><text:span text:style-name="T3">ETimer</text:span></text:p>
          </draw:text-box>
        </draw:frame>
        <draw:frame draw:style-name="gr29" draw:text-style-name="P5" draw:layer="layout" svg:width="1.73cm" svg:height="0.645cm" svg:x="4.501cm" svg:y="7.801cm">
          <draw:text-box>
            <text:p><text:span text:style-name="T3">WTimer</text:span></text:p>
          </draw:text-box>
        </draw:frame>
        <draw:custom-shape draw:style-name="gr47" draw:text-style-name="P6" draw:layer="layout" svg:width="1cm" svg:height="1cm" svg:x="3cm" svg:y="8.4cm">
          <text:p text:style-name="P1"><text:span text:style-name="T4">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6" draw:layer="layout" svg:width="1cm" svg:height="1cm" svg:x="4.9cm" svg:y="8.4cm">
          <text:p text:style-name="P1"><text:span text:style-name="T4">G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draw:layer="layout" svg:width="1.5cm" svg:height="1.7cm" svg:x="7.7cm" svg:y="7.2cm">
          <text:p/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1.399cm" svg:height="0.645cm" svg:x="7.701cm" svg:y="7.101cm">
          <draw:text-box>
            <text:p><text:span text:style-name="T3">Timer</text:span></text:p>
          </draw:text-box>
        </draw:frame>
        <draw:custom-shape draw:style-name="gr49" draw:text-style-name="P6" draw:layer="layout" svg:width="1cm" svg:height="1cm" svg:x="8cm" svg:y="7.7cm">
          <text:p text:style-name="P1"><text:span text:style-name="T4">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1.5cm" svg:height="0.75cm" svg:x="7.7cm" svg:y="9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.5cm" svg:height="0.75cm" svg:x="7.7cm" svg:y="9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2.1cm" svg:height="2.975cm" svg:x="7.4cm" svg:y="3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draw:layer="layout" svg:width="1.5cm" svg:height="1.7cm" svg:x="7.7cm" svg:y="4.001cm">
          <text:p/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1.399cm" svg:height="0.645cm" svg:x="7.701cm" svg:y="3.902cm">
          <draw:text-box>
            <text:p><text:span text:style-name="T3">Timer</text:span></text:p>
          </draw:text-box>
        </draw:frame>
        <draw:custom-shape draw:style-name="gr49" draw:text-style-name="P6" draw:layer="layout" svg:width="1cm" svg:height="1cm" svg:x="8cm" svg:y="4.501cm">
          <text:p text:style-name="P1"><text:span text:style-name="T4">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1.5cm" svg:height="0.75cm" svg:x="7.7cm" svg:y="5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.5cm" svg:height="0.75cm" svg:x="7.7cm" svg:y="5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1" draw:layer="layout" svg:width="4.5cm" svg:height="5.525cm" svg:x="10.2cm" svg:y="4.4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3" draw:text-style-name="P3" draw:layer="layout" svg:width="5.144cm" svg:height="0.725cm" svg:x="9.956cm" svg:y="3.719cm">
            <draw:text-box>
              <text:p><text:span text:style-name="T2">RussellSquare : Station</text:span></text:p>
            </draw:text-box>
          </draw:frame>
          <draw:custom-shape draw:style-name="gr26" draw:text-style-name="P1" draw:layer="layout" svg:width="3.5cm" svg:height="0.917cm" svg:x="10.7cm" svg:y="4.6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" draw:layer="layout" svg:width="3.5cm" svg:height="0.75cm" svg:x="10.7cm" svg:y="6.32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1" draw:layer="layout" svg:width="3.5cm" svg:height="0.917cm" svg:x="10.7cm" svg:y="4.6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1" draw:layer="layout" svg:width="3.5cm" svg:height="0.75cm" svg:x="10.7cm" svg:y="6.3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4" draw:text-style-name="P3" draw:layer="layout" svg:width="3.519cm" svg:height="0.725cm" svg:x="10.781cm" svg:y="5.603cm">
            <draw:text-box>
              <text:p><text:span text:style-name="T2">East : Platform</text:span></text:p>
            </draw:text-box>
          </draw:frame>
          <draw:frame draw:style-name="gr45" draw:text-style-name="P3" draw:layer="layout" svg:width="3.4cm" svg:height="1.199cm" svg:x="10.8cm" svg:y="7.075cm">
            <draw:text-box>
              <text:p><text:span text:style-name="T2">West : Platform</text:span></text:p>
            </draw:text-box>
          </draw:frame>
          <draw:line draw:style-name="gr30" draw:text-style-name="P1" draw:layer="layout" svg:x1="10.222cm" svg:y1="5.181cm" svg:x2="9.5cm" svg:y2="5.181cm">
            <text:p/>
          </draw:line>
          <draw:line draw:style-name="gr30" draw:text-style-name="P1" draw:layer="layout" svg:x1="15.4cm" svg:y1="5.181cm" svg:x2="14.678cm" svg:y2="5.181cm">
            <text:p/>
          </draw:line>
          <draw:line draw:style-name="gr30" draw:text-style-name="P1" draw:layer="layout" svg:x1="10.222cm" svg:y1="9.347cm" svg:x2="9.5cm" svg:y2="9.347cm">
            <text:p/>
          </draw:line>
          <draw:line draw:style-name="gr30" draw:text-style-name="P1" draw:layer="layout" svg:x1="15.4cm" svg:y1="9.247cm" svg:x2="14.678cm" svg:y2="9.247cm">
            <text:p/>
          </draw:line>
          <draw:custom-shape draw:style-name="gr46" draw:text-style-name="P1" draw:layer="layout" svg:width="2.1cm" svg:height="2.975cm" svg:x="15.4cm" svg:y="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3" draw:text-style-name="P3" draw:layer="layout" svg:width="2.5cm" svg:height="0.725cm" svg:x="15.3cm" svg:y="3.1cm">
            <draw:text-box>
              <text:p><text:span text:style-name="T2">T : Tunnel</text:span></text:p>
            </draw:text-box>
          </draw:frame>
          <draw:frame draw:style-name="gr43" draw:text-style-name="P3" draw:layer="layout" svg:width="2.5cm" svg:height="0.725cm" svg:x="15.3cm" svg:y="9.975cm">
            <draw:text-box>
              <text:p><text:span text:style-name="T2">T : Tunnel</text:span></text:p>
            </draw:text-box>
          </draw:frame>
          <draw:custom-shape draw:style-name="gr26" draw:text-style-name="P4" draw:layer="layout" svg:width="1.5cm" svg:height="1.7cm" svg:x="10.7cm" svg:y="7.8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4" draw:layer="layout" svg:width="1.5cm" svg:height="1.7cm" svg:x="12.6cm" svg:y="7.8cm">
            <text:p/>
            <draw:enhanced-geometry svg:viewBox="0 0 21600 21600" draw:type="rectangle" draw:enhanced-path="M 0 0 L 21600 0 21600 21600 0 21600 0 0 Z N"/>
          </draw:custom-shape>
          <draw:frame draw:style-name="gr29" draw:text-style-name="P5" draw:layer="layout" svg:width="1.632cm" svg:height="0.645cm" svg:x="10.6cm" svg:y="7.8cm">
            <draw:text-box>
              <text:p><text:span text:style-name="T3">ETimer</text:span></text:p>
            </draw:text-box>
          </draw:frame>
          <draw:frame draw:style-name="gr29" draw:text-style-name="P5" draw:layer="layout" svg:width="1.73cm" svg:height="0.645cm" svg:x="12.501cm" svg:y="7.801cm">
            <draw:text-box>
              <text:p><text:span text:style-name="T3">WTimer</text:span></text:p>
            </draw:text-box>
          </draw:frame>
          <draw:custom-shape draw:style-name="gr47" draw:text-style-name="P6" draw:layer="layout" svg:width="1cm" svg:height="1cm" svg:x="11cm" svg:y="8.4cm">
            <text:p text:style-name="P1"><text:span text:style-name="T4">G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6" draw:layer="layout" svg:width="1cm" svg:height="1cm" svg:x="12.9cm" svg:y="8.4cm">
            <text:p text:style-name="P1"><text:span text:style-name="T4">GW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4" draw:layer="layout" svg:width="1.5cm" svg:height="1.7cm" svg:x="15.7cm" svg:y="7.2cm">
            <text:p/>
            <draw:enhanced-geometry svg:viewBox="0 0 21600 21600" draw:type="rectangle" draw:enhanced-path="M 0 0 L 21600 0 21600 21600 0 21600 0 0 Z N"/>
          </draw:custom-shape>
          <draw:frame draw:style-name="gr29" draw:text-style-name="P5" draw:layer="layout" svg:width="1.399cm" svg:height="0.645cm" svg:x="15.701cm" svg:y="7.101cm">
            <draw:text-box>
              <text:p><text:span text:style-name="T3">Timer</text:span></text:p>
            </draw:text-box>
          </draw:frame>
          <draw:custom-shape draw:style-name="gr49" draw:text-style-name="P6" draw:layer="layout" svg:width="1cm" svg:height="1cm" svg:x="16cm" svg:y="7.7cm">
            <text:p text:style-name="P1"><text:span text:style-name="T4">GO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" draw:layer="layout" svg:width="1.5cm" svg:height="0.75cm" svg:x="15.7cm" svg:y="9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1" draw:layer="layout" svg:width="1.5cm" svg:height="0.75cm" svg:x="15.7cm" svg:y="9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1" draw:layer="layout" svg:width="2.1cm" svg:height="2.975cm" svg:x="15.4cm" svg:y="3.8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4" draw:layer="layout" svg:width="1.5cm" svg:height="1.7cm" svg:x="15.7cm" svg:y="4.001cm">
            <text:p/>
            <draw:enhanced-geometry svg:viewBox="0 0 21600 21600" draw:type="rectangle" draw:enhanced-path="M 0 0 L 21600 0 21600 21600 0 21600 0 0 Z N"/>
          </draw:custom-shape>
          <draw:frame draw:style-name="gr29" draw:text-style-name="P5" draw:layer="layout" svg:width="1.399cm" svg:height="0.645cm" svg:x="15.701cm" svg:y="3.902cm">
            <draw:text-box>
              <text:p><text:span text:style-name="T3">Timer</text:span></text:p>
            </draw:text-box>
          </draw:frame>
          <draw:custom-shape draw:style-name="gr49" draw:text-style-name="P6" draw:layer="layout" svg:width="1cm" svg:height="1cm" svg:x="16cm" svg:y="4.501cm">
            <text:p text:style-name="P1"><text:span text:style-name="T4">GO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" draw:layer="layout" svg:width="1.5cm" svg:height="0.75cm" svg:x="15.7cm" svg:y="5.9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1" draw:layer="layout" svg:width="1.5cm" svg:height="0.75cm" svg:x="15.7cm" svg:y="5.9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" draw:text-style-name="P1" draw:layer="layout" svg:width="4.5cm" svg:height="5.525cm" svg:x="18.2cm" svg:y="4.4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" draw:layer="layout" svg:width="5.144cm" svg:height="0.725cm" svg:x="17.956cm" svg:y="3.719cm">
          <draw:text-box>
            <text:p><text:span text:style-name="T2">KingsCross : Station</text:span></text:p>
          </draw:text-box>
        </draw:frame>
        <draw:custom-shape draw:style-name="gr27" draw:text-style-name="P1" draw:layer="layout" svg:width="3.5cm" svg:height="0.75cm" svg:x="18.7cm" svg:y="6.3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3.5cm" svg:height="0.75cm" svg:x="18.7cm" svg:y="6.3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3" draw:layer="layout" svg:width="3.519cm" svg:height="0.725cm" svg:x="18.781cm" svg:y="5.603cm">
          <draw:text-box>
            <text:p><text:span text:style-name="T2">East : Platform</text:span></text:p>
          </draw:text-box>
        </draw:frame>
        <draw:frame draw:style-name="gr45" draw:text-style-name="P3" draw:layer="layout" svg:width="3.4cm" svg:height="1.199cm" svg:x="18.8cm" svg:y="7.075cm">
          <draw:text-box>
            <text:p><text:span text:style-name="T2">West : Platform</text:span></text:p>
          </draw:text-box>
        </draw:frame>
        <draw:line draw:style-name="gr30" draw:text-style-name="P1" draw:layer="layout" svg:x1="18.222cm" svg:y1="5.181cm" svg:x2="17.5cm" svg:y2="5.181cm">
          <text:p/>
        </draw:line>
        <draw:line draw:style-name="gr30" draw:text-style-name="P1" draw:layer="layout" svg:x1="23.4cm" svg:y1="5.181cm" svg:x2="22.678cm" svg:y2="5.181cm">
          <text:p/>
        </draw:line>
        <draw:line draw:style-name="gr30" draw:text-style-name="P1" draw:layer="layout" svg:x1="18.222cm" svg:y1="9.347cm" svg:x2="17.5cm" svg:y2="9.347cm">
          <text:p/>
        </draw:line>
        <draw:line draw:style-name="gr30" draw:text-style-name="P1" draw:layer="layout" svg:x1="23.4cm" svg:y1="9.247cm" svg:x2="22.678cm" svg:y2="9.247cm">
          <text:p/>
        </draw:line>
        <draw:custom-shape draw:style-name="gr46" draw:text-style-name="P1" draw:layer="layout" svg:width="2.1cm" svg:height="2.975cm" svg:x="23.4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" draw:layer="layout" svg:width="2.5cm" svg:height="0.725cm" svg:x="23.3cm" svg:y="3.1cm">
          <draw:text-box>
            <text:p><text:span text:style-name="T2">T : Tunnel</text:span></text:p>
          </draw:text-box>
        </draw:frame>
        <draw:frame draw:style-name="gr43" draw:text-style-name="P3" draw:layer="layout" svg:width="2.5cm" svg:height="0.725cm" svg:x="23.3cm" svg:y="9.975cm">
          <draw:text-box>
            <text:p><text:span text:style-name="T2">T : Tunnel</text:span></text:p>
          </draw:text-box>
        </draw:frame>
        <draw:custom-shape draw:style-name="gr26" draw:text-style-name="P4" draw:layer="layout" svg:width="1.5cm" svg:height="1.7cm" svg:x="18.7cm" svg:y="7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1.5cm" svg:height="1.7cm" svg:x="20.6cm" svg:y="7.8cm">
          <text:p/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1.632cm" svg:height="0.645cm" svg:x="18.6cm" svg:y="7.8cm">
          <draw:text-box>
            <text:p><text:span text:style-name="T3">ETimer</text:span></text:p>
          </draw:text-box>
        </draw:frame>
        <draw:frame draw:style-name="gr29" draw:text-style-name="P5" draw:layer="layout" svg:width="1.73cm" svg:height="0.645cm" svg:x="20.501cm" svg:y="7.801cm">
          <draw:text-box>
            <text:p><text:span text:style-name="T3">WTimer</text:span></text:p>
          </draw:text-box>
        </draw:frame>
        <draw:custom-shape draw:style-name="gr47" draw:text-style-name="P6" draw:layer="layout" svg:width="1cm" svg:height="1cm" svg:x="19cm" svg:y="8.4cm">
          <text:p text:style-name="P1"><text:span text:style-name="T4">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6" draw:layer="layout" svg:width="1cm" svg:height="1cm" svg:x="20.9cm" svg:y="8.4cm">
          <text:p text:style-name="P1"><text:span text:style-name="T4">G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draw:layer="layout" svg:width="1.5cm" svg:height="1.7cm" svg:x="23.7cm" svg:y="7.2cm">
          <text:p/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1.399cm" svg:height="0.645cm" svg:x="23.701cm" svg:y="7.101cm">
          <draw:text-box>
            <text:p><text:span text:style-name="T3">Timer</text:span></text:p>
          </draw:text-box>
        </draw:frame>
        <draw:custom-shape draw:style-name="gr49" draw:text-style-name="P6" draw:layer="layout" svg:width="1cm" svg:height="1cm" svg:x="24cm" svg:y="7.7cm">
          <text:p text:style-name="P1"><text:span text:style-name="T4">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1.5cm" svg:height="0.75cm" svg:x="23.7cm" svg:y="9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.5cm" svg:height="0.75cm" svg:x="23.7cm" svg:y="9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2.1cm" svg:height="2.975cm" svg:x="23.4cm" svg:y="3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draw:layer="layout" svg:width="1.5cm" svg:height="1.7cm" svg:x="23.7cm" svg:y="4.001cm">
          <text:p/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1.399cm" svg:height="0.645cm" svg:x="23.701cm" svg:y="3.902cm">
          <draw:text-box>
            <text:p><text:span text:style-name="T3">Timer</text:span></text:p>
          </draw:text-box>
        </draw:frame>
        <draw:custom-shape draw:style-name="gr49" draw:text-style-name="P6" draw:layer="layout" svg:width="1cm" svg:height="1cm" svg:x="24cm" svg:y="4.501cm">
          <text:p text:style-name="P1"><text:span text:style-name="T4">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1.5cm" svg:height="0.75cm" svg:x="23.7cm" svg:y="5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.5cm" svg:height="0.75cm" svg:x="23.7cm" svg:y="5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0" draw:text-style-name="P1" draw:layer="layout" svg:x1="26.222cm" svg:y1="5.181cm" svg:x2="25.5cm" svg:y2="5.181cm">
          <text:p/>
        </draw:line>
        <draw:line draw:style-name="gr30" draw:text-style-name="P1" draw:layer="layout" svg:x1="26.222cm" svg:y1="9.347cm" svg:x2="25.5cm" svg:y2="9.347cm">
          <text:p/>
        </draw:line>
        <draw:custom-shape draw:style-name="gr32" draw:text-style-name="P1" draw:layer="layout" svg:width="1cm" svg:height="6cm" svg:x="0.5cm" svg:y="4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cm" svg:height="6cm" svg:x="26.2cm" svg:y="4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3.5cm" svg:height="0.75cm" svg:x="18.7cm" svg:y="4.825cm">
          <text:p text:style-name="P1">Train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" draw:layer="layout" svg:width="3.5cm" svg:height="0.75cm" svg:x="2.7cm" svg:y="6.325cm">
          <text:p text:style-name="P1">Train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6" draw:layer="layout" svg:width="1cm" svg:height="1cm" svg:x="24cm" svg:y="7.7cm">
          <text:p text:style-name="P1"><text:span text:style-name="T4">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4.848cm" svg:height="11.135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43" draw:text-style-name="P3" draw:layer="layout" svg:width="2.5cm" svg:height="0.725cm" svg:x="3.2cm" svg:y="3.7cm">
          <draw:text-box>
            <text:p><text:span text:style-name="T2">: WTunnel</text:span></text:p>
          </draw:text-box>
        </draw:frame>
        <draw:custom-shape draw:style-name="gr46" draw:text-style-name="P1" draw:layer="layout" svg:width="2.1cm" svg:height="2.975cm" svg:x="3.3cm" svg:y="4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1.5cm" svg:height="0.75cm" svg:x="3.6cm" svg:y="6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.5cm" svg:height="0.75cm" svg:x="3.6cm" svg:y="6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5cm" svg:height="4.425cm" svg:x="6.1cm" svg:y="5.0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" draw:layer="layout" svg:width="5.144cm" svg:height="0.725cm" svg:x="6.356cm" svg:y="4.319cm">
          <draw:text-box>
            <text:p><text:span text:style-name="T2">$X : Station</text:span></text:p>
          </draw:text-box>
        </draw:frame>
        <draw:line draw:style-name="gr30" draw:text-style-name="P1" draw:layer="layout" svg:x1="6.122cm" svg:y1="5.781cm" svg:x2="5.4cm" svg:y2="5.781cm">
          <text:p/>
        </draw:line>
        <draw:custom-shape draw:style-name="gr51" draw:text-style-name="P1" draw:layer="layout" svg:width="3.5cm" svg:height="0.75cm" svg:x="6.6cm" svg:y="5.425cm">
          <text:p text:style-name="P1">$t : Tra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" draw:layer="layout" svg:width="2.5cm" svg:height="0.725cm" svg:x="14.3cm" svg:y="3.7cm">
          <draw:text-box>
            <text:p><text:span text:style-name="T2">: WTunnel</text:span></text:p>
          </draw:text-box>
        </draw:frame>
        <draw:custom-shape draw:style-name="gr46" draw:text-style-name="P1" draw:layer="layout" svg:width="2.1cm" svg:height="2.975cm" svg:x="14.4cm" svg:y="4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5cm" svg:height="4.425cm" svg:x="17.2cm" svg:y="5.0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" draw:layer="layout" svg:width="5.144cm" svg:height="0.725cm" svg:x="17.756cm" svg:y="4.319cm">
          <draw:text-box>
            <text:p><text:span text:style-name="T2">$X</text:span></text:p>
          </draw:text-box>
        </draw:frame>
        <draw:custom-shape draw:style-name="gr27" draw:text-style-name="P1" draw:layer="layout" svg:width="3.5cm" svg:height="0.75cm" svg:x="17.7cm" svg:y="5.5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3" draw:layer="layout" svg:width="3.519cm" svg:height="0.725cm" svg:x="17.781cm" svg:y="6.203cm">
          <draw:text-box>
            <text:p><text:span text:style-name="T2">West : Platform</text:span></text:p>
          </draw:text-box>
        </draw:frame>
        <draw:line draw:style-name="gr30" draw:text-style-name="P1" draw:layer="layout" svg:x1="17.222cm" svg:y1="5.781cm" svg:x2="16.5cm" svg:y2="5.781cm">
          <text:p/>
        </draw:line>
        <draw:custom-shape draw:style-name="gr28" draw:text-style-name="P1" draw:layer="layout" svg:width="3.5cm" svg:height="0.75cm" svg:x="17.7cm" svg:y="5.5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" draw:layer="layout" svg:width="9cm" svg:height="8cm" svg:x="2.9cm" svg:y="3.3cm">
          <text:p/>
          <draw:enhanced-geometry svg:viewBox="0 0 21600 21600" draw:type="rectangle" draw:enhanced-path="M 0 0 L 21600 0 21600 21600 0 21600 0 0 Z N"/>
        </draw:custom-shape>
        <draw:frame draw:style-name="gr29" draw:layer="layout" svg:width="8.186cm" svg:height="0.962cm" svg:x="2.781cm" svg:y="2.3cm">
          <draw:text-box>
            <text:p>WestStationTrainR : Redex</text:p>
          </draw:text-box>
        </draw:frame>
        <draw:custom-shape draw:style-name="gr51" draw:text-style-name="P7" draw:layer="layout" svg:width="1.4cm" svg:height="0.75cm" svg:x="14.8cm" svg:y="6.425cm">
          <text:p text:style-name="P1"><text:span text:style-name="T5">$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" draw:layer="layout" svg:width="9cm" svg:height="8cm" svg:x="13.601cm" svg:y="3.3cm">
          <text:p/>
          <draw:enhanced-geometry svg:viewBox="0 0 21600 21600" draw:type="rectangle" draw:enhanced-path="M 0 0 L 21600 0 21600 21600 0 21600 0 0 Z N"/>
        </draw:custom-shape>
        <draw:frame draw:style-name="gr29" draw:layer="layout" svg:width="9.015cm" svg:height="0.962cm" svg:x="13.482cm" svg:y="2.3cm">
          <draw:text-box>
            <text:p>WestStationTrainR' : Reactum</text:p>
          </draw:text-box>
        </draw:frame>
        <draw:custom-shape draw:style-name="gr52" draw:text-style-name="P1" draw:layer="layout" svg:width="20.5cm" svg:height="10cm" svg:x="2.5cm" svg:y="2cm">
          <text:p/>
          <draw:enhanced-geometry svg:viewBox="0 0 21600 21600" draw:type="rectangle" draw:enhanced-path="M 0 0 L 21600 0 21600 21600 0 21600 0 0 Z N"/>
        </draw:custom-shape>
        <draw:frame draw:style-name="gr29" draw:layer="layout" svg:width="9.697cm" svg:height="0.962cm" svg:x="2.382cm" svg:y="1cm">
          <draw:text-box>
            <text:p>WestStationTrain : ReactionRule</text:p>
          </draw:text-box>
        </draw:frame>
        <draw:custom-shape draw:style-name="gr53" draw:text-style-name="P8" draw:layer="layout" svg:width="8.5cm" svg:height="1cm" svg:x="13.8cm" svg:y="9.8cm">
          <text:p text:style-name="P1"><text:span text:style-name="T2">: IO “West train has left $X station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6" draw:layer="layout" svg:width="1cm" svg:height="1cm" svg:x="7.7cm" svg:y="7.2cm">
          <text:p text:style-name="P1"><text:span text:style-name="T4">G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4.848cm" svg:height="11.135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43" draw:text-style-name="P3" draw:layer="layout" svg:width="2.5cm" svg:height="0.725cm" svg:x="19.7cm" svg:y="4cm">
          <draw:text-box>
            <text:p><text:span text:style-name="T2">: ETunnel</text:span></text:p>
          </draw:text-box>
        </draw:frame>
        <draw:custom-shape draw:style-name="gr46" draw:text-style-name="P1" draw:layer="layout" svg:width="2.1cm" svg:height="2.975cm" svg:x="19.9cm" svg:y="4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1.5cm" svg:height="0.75cm" svg:x="20.2cm" svg:y="6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.5cm" svg:height="0.75cm" svg:x="20.2cm" svg:y="6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5cm" svg:height="5.525cm" svg:x="14.6cm" svg:y="5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" draw:layer="layout" svg:width="3.144cm" svg:height="0.725cm" svg:x="4.856cm" svg:y="4.275cm">
          <draw:text-box>
            <text:p><text:span text:style-name="T2">$X : Station</text:span></text:p>
          </draw:text-box>
        </draw:frame>
        <draw:frame draw:style-name="gr44" draw:text-style-name="P3" draw:layer="layout" svg:width="3.519cm" svg:height="0.725cm" svg:x="15.181cm" svg:y="6.428cm">
          <draw:text-box>
            <text:p><text:span text:style-name="T2">East : Train</text:span></text:p>
          </draw:text-box>
        </draw:frame>
        <draw:line draw:style-name="gr30" draw:text-style-name="P1" draw:layer="layout" svg:x1="19.822cm" svg:y1="6.406cm" svg:x2="19.1cm" svg:y2="6.406cm">
          <text:p/>
        </draw:line>
        <draw:custom-shape draw:style-name="gr51" draw:text-style-name="P1" draw:layer="layout" svg:width="3.5cm" svg:height="0.75cm" svg:x="15.1cm" svg:y="5.65cm">
          <text:p text:style-name="P1">Train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" draw:layer="layout" svg:width="2.5cm" svg:height="0.725cm" svg:x="8.9cm" svg:y="3.8cm">
          <draw:text-box>
            <text:p><text:span text:style-name="T2">: ETunnel</text:span></text:p>
          </draw:text-box>
        </draw:frame>
        <draw:custom-shape draw:style-name="gr46" draw:text-style-name="P1" draw:layer="layout" svg:width="2.1cm" svg:height="2.975cm" svg:x="8.978cm" svg:y="4.5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5cm" svg:height="5.525cm" svg:x="3.8cm" svg:y="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" draw:layer="layout" svg:width="5.144cm" svg:height="0.725cm" svg:x="15.756cm" svg:y="4.419cm">
          <draw:text-box>
            <text:p><text:span text:style-name="T2">$X : Station</text:span></text:p>
          </draw:text-box>
        </draw:frame>
        <draw:custom-shape draw:style-name="gr27" draw:text-style-name="P1" draw:layer="layout" svg:width="3.5cm" svg:height="0.75cm" svg:x="4.3cm" svg:y="5.6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3" draw:layer="layout" svg:width="3.519cm" svg:height="0.725cm" svg:x="4.381cm" svg:y="6.328cm">
          <draw:text-box>
            <text:p><text:span text:style-name="T2">East : Platform</text:span></text:p>
          </draw:text-box>
        </draw:frame>
        <draw:line draw:style-name="gr30" draw:text-style-name="P1" draw:layer="layout" svg:x1="9cm" svg:y1="6.305cm" svg:x2="8.278cm" svg:y2="6.305cm">
          <text:p/>
        </draw:line>
        <draw:custom-shape draw:style-name="gr28" draw:text-style-name="P1" draw:layer="layout" svg:width="3.5cm" svg:height="0.75cm" svg:x="4.3cm" svg:y="5.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" draw:layer="layout" svg:width="9cm" svg:height="8cm" svg:x="2.9cm" svg:y="3.3cm">
          <text:p/>
          <draw:enhanced-geometry svg:viewBox="0 0 21600 21600" draw:type="rectangle" draw:enhanced-path="M 0 0 L 21600 0 21600 21600 0 21600 0 0 Z N"/>
        </draw:custom-shape>
        <draw:frame draw:style-name="gr29" draw:layer="layout" svg:width="7.97cm" svg:height="0.962cm" svg:x="2.781cm" svg:y="2.3cm">
          <draw:text-box>
            <text:p>EastTunnelTrainR : Redex</text:p>
          </draw:text-box>
        </draw:frame>
        <draw:custom-shape draw:style-name="gr51" draw:text-style-name="P7" draw:layer="layout" svg:width="1.4cm" svg:height="0.75cm" svg:x="9.378cm" svg:y="6.549cm">
          <text:p text:style-name="P1"><text:span text:style-name="T5">Train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" draw:layer="layout" svg:width="9cm" svg:height="8cm" svg:x="13.601cm" svg:y="3.3cm">
          <text:p/>
          <draw:enhanced-geometry svg:viewBox="0 0 21600 21600" draw:type="rectangle" draw:enhanced-path="M 0 0 L 21600 0 21600 21600 0 21600 0 0 Z N"/>
        </draw:custom-shape>
        <draw:frame draw:style-name="gr29" draw:layer="layout" svg:width="8.799cm" svg:height="0.962cm" svg:x="13.482cm" svg:y="2.3cm">
          <draw:text-box>
            <text:p>EastTunnelTrainR' : Reactum</text:p>
          </draw:text-box>
        </draw:frame>
        <draw:custom-shape draw:style-name="gr52" draw:text-style-name="P1" draw:layer="layout" svg:width="20.5cm" svg:height="10cm" svg:x="2.5cm" svg:y="2cm">
          <text:p/>
          <draw:enhanced-geometry svg:viewBox="0 0 21600 21600" draw:type="rectangle" draw:enhanced-path="M 0 0 L 21600 0 21600 21600 0 21600 0 0 Z N"/>
        </draw:custom-shape>
        <draw:frame draw:style-name="gr29" draw:layer="layout" svg:width="9.481cm" svg:height="0.962cm" svg:x="2.382cm" svg:y="1cm">
          <draw:text-box>
            <text:p>EastTunnelTrain : ReactionRule</text:p>
          </draw:text-box>
        </draw:frame>
        <draw:custom-shape draw:style-name="gr49" draw:text-style-name="P6" draw:layer="layout" svg:width="1cm" svg:height="1cm" svg:x="9.6cm" svg:y="5.2cm">
          <text:p text:style-name="P1"><text:span text:style-name="T4">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4.848cm" svg:height="11.135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54" draw:text-style-name="P3" draw:layer="layout" svg:width="2.5cm" svg:height="0.869cm" svg:x="19.6cm" svg:y="5cm">
          <draw:text-box>
            <text:p><text:span text:style-name="T2">: WTunnel</text:span></text:p>
          </draw:text-box>
        </draw:frame>
        <draw:custom-shape draw:style-name="gr46" draw:text-style-name="P1" draw:layer="layout" svg:width="2.1cm" svg:height="2.975cm" svg:x="19.7cm" svg:y="5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1.5cm" svg:height="0.75cm" svg:x="20cm" svg:y="7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.5cm" svg:height="0.75cm" svg:x="20cm" svg:y="7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5cm" svg:height="4.425cm" svg:x="14.4cm" svg:y="6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" draw:layer="layout" svg:width="5.144cm" svg:height="0.725cm" svg:x="4.195cm" svg:y="5.425cm">
          <draw:text-box>
            <text:p><text:span text:style-name="T2">$X : Station</text:span></text:p>
          </draw:text-box>
        </draw:frame>
        <draw:line draw:style-name="gr30" draw:text-style-name="P1" draw:layer="layout" svg:x1="8.761cm" svg:y1="6.987cm" svg:x2="8.039cm" svg:y2="6.987cm">
          <text:p/>
        </draw:line>
        <draw:custom-shape draw:style-name="gr51" draw:text-style-name="P1" draw:layer="layout" svg:width="3.5cm" svg:height="0.75cm" svg:x="14.9cm" svg:y="6.65cm">
          <text:p text:style-name="P1">$t : Tra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3" draw:layer="layout" svg:width="2.5cm" svg:height="0.725cm" svg:x="8.839cm" svg:y="5.1cm">
          <draw:text-box>
            <text:p><text:span text:style-name="T2">: WTunnel</text:span></text:p>
          </draw:text-box>
        </draw:frame>
        <draw:custom-shape draw:style-name="gr2" draw:text-style-name="P1" draw:layer="layout" svg:width="4.5cm" svg:height="4.425cm" svg:x="3.5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3" draw:layer="layout" svg:width="4.439cm" svg:height="0.725cm" svg:x="15.7cm" svg:y="5.6cm">
          <draw:text-box>
            <text:p><text:span text:style-name="T2">$X</text:span></text:p>
          </draw:text-box>
        </draw:frame>
        <draw:custom-shape draw:style-name="gr27" draw:text-style-name="P1" draw:layer="layout" svg:width="3.5cm" svg:height="0.75cm" svg:x="4cm" svg:y="6.6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3" draw:layer="layout" svg:width="3.519cm" svg:height="0.725cm" svg:x="4.081cm" svg:y="7.328cm">
          <draw:text-box>
            <text:p><text:span text:style-name="T2">West : Platform</text:span></text:p>
          </draw:text-box>
        </draw:frame>
        <draw:line draw:style-name="gr30" draw:text-style-name="P1" draw:layer="layout" svg:x1="19.661cm" svg:y1="6.987cm" svg:x2="18.939cm" svg:y2="6.987cm">
          <text:p/>
        </draw:line>
        <draw:custom-shape draw:style-name="gr28" draw:text-style-name="P1" draw:layer="layout" svg:width="3.5cm" svg:height="0.75cm" svg:x="4cm" svg:y="6.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" draw:layer="layout" svg:width="9cm" svg:height="8cm" svg:x="2.939cm" svg:y="4.506cm">
          <text:p/>
          <draw:enhanced-geometry svg:viewBox="0 0 21600 21600" draw:type="rectangle" draw:enhanced-path="M 0 0 L 21600 0 21600 21600 0 21600 0 0 Z N"/>
        </draw:custom-shape>
        <draw:frame draw:style-name="gr29" draw:layer="layout" svg:width="8.147cm" svg:height="0.962cm" svg:x="2.82cm" svg:y="3.506cm">
          <draw:text-box>
            <text:p>WestTunnelTrainR : Redex</text:p>
          </draw:text-box>
        </draw:frame>
        <draw:custom-shape draw:style-name="gr52" draw:text-style-name="P1" draw:layer="layout" svg:width="9cm" svg:height="8cm" svg:x="13.64cm" svg:y="4.506cm">
          <text:p/>
          <draw:enhanced-geometry svg:viewBox="0 0 21600 21600" draw:type="rectangle" draw:enhanced-path="M 0 0 L 21600 0 21600 21600 0 21600 0 0 Z N"/>
        </draw:custom-shape>
        <draw:frame draw:style-name="gr29" draw:layer="layout" svg:width="8.977cm" svg:height="0.962cm" svg:x="13.521cm" svg:y="3.506cm">
          <draw:text-box>
            <text:p>WestTunnelTrainR' : Reactum</text:p>
          </draw:text-box>
        </draw:frame>
        <draw:custom-shape draw:style-name="gr52" draw:text-style-name="P1" draw:layer="layout" svg:width="20.5cm" svg:height="10cm" svg:x="2.539cm" svg:y="3.206cm">
          <text:p/>
          <draw:enhanced-geometry svg:viewBox="0 0 21600 21600" draw:type="rectangle" draw:enhanced-path="M 0 0 L 21600 0 21600 21600 0 21600 0 0 Z N"/>
        </draw:custom-shape>
        <draw:frame draw:style-name="gr29" draw:layer="layout" svg:width="9.659cm" svg:height="0.962cm" svg:x="2.421cm" svg:y="2.206cm">
          <draw:text-box>
            <text:p>WestTunnelTrain : ReactionRule</text:p>
          </draw:text-box>
        </draw:frame>
        <draw:custom-shape draw:style-name="gr53" draw:text-style-name="P8" draw:layer="layout" svg:width="8.5cm" svg:height="1cm" svg:x="13.839cm" svg:y="11.006cm">
          <text:p text:style-name="P1"><text:span text:style-name="T2">: IO “West train has entered $X station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2.1cm" svg:height="2.975cm" svg:x="8.8cm" svg:y="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7" draw:layer="layout" svg:width="1.4cm" svg:height="0.75cm" svg:x="9.2cm" svg:y="7.824cm">
          <text:p text:style-name="P1"><text:span text:style-name="T5">$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6" draw:layer="layout" svg:width="1cm" svg:height="1cm" svg:x="9.4cm" svg:y="6.4cm">
          <text:p text:style-name="P1"><text:span text:style-name="T4">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4.848cm" svg:height="11.135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style-name="gr2" draw:text-style-name="P1" draw:layer="layout" svg:width="3.299cm" svg:height="4.425cm" svg:x="7.7cm" svg:y="3.7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2.799cm" svg:height="0.75cm" svg:x="7.9cm" svg:y="4.1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3" draw:layer="layout" svg:width="4.439cm" svg:height="0.725cm" svg:x="8.099cm" svg:y="2.875cm">
          <draw:text-box>
            <text:p><text:span text:style-name="T2">$Y : Station</text:span></text:p>
          </draw:text-box>
        </draw:frame>
        <draw:line draw:style-name="gr30" draw:text-style-name="P1" draw:layer="layout" svg:x1="11.76cm" svg:y1="4.462cm" svg:x2="11.038cm" svg:y2="4.462cm">
          <text:p/>
        </draw:line>
        <draw:custom-shape draw:style-name="gr52" draw:text-style-name="P1" draw:layer="layout" svg:width="11.462cm" svg:height="8.323cm" svg:x="1.538cm" svg:y="2.677cm">
          <text:p/>
          <draw:enhanced-geometry svg:viewBox="0 0 21600 21600" draw:type="rectangle" draw:enhanced-path="M 0 0 L 21600 0 21600 21600 0 21600 0 0 Z N"/>
        </draw:custom-shape>
        <draw:frame draw:style-name="gr29" draw:layer="layout" svg:width="9.066cm" svg:height="0.962cm" svg:x="1.419cm" svg:y="1.677cm">
          <draw:text-box>
            <text:p>WestTerminateTrainR : Redex</text:p>
          </draw:text-box>
        </draw:frame>
        <draw:custom-shape draw:style-name="gr52" draw:text-style-name="P1" draw:layer="layout" svg:width="13cm" svg:height="8.3cm" svg:x="13.5cm" svg:y="2.7cm">
          <text:p/>
          <draw:enhanced-geometry svg:viewBox="0 0 21600 21600" draw:type="rectangle" draw:enhanced-path="M 0 0 L 21600 0 21600 21600 0 21600 0 0 Z N"/>
        </draw:custom-shape>
        <draw:frame draw:style-name="gr57" draw:layer="layout" svg:width="10.38cm" svg:height="0.962cm" svg:x="13.42cm" svg:y="1.7cm">
          <draw:text-box>
            <text:p>WestTerminateTrainR' : Reactum</text:p>
          </draw:text-box>
        </draw:frame>
        <draw:custom-shape draw:style-name="gr52" draw:text-style-name="P1" draw:layer="layout" svg:width="25.862cm" svg:height="10cm" svg:x="1.138cm" svg:y="1.377cm">
          <text:p/>
          <draw:enhanced-geometry svg:viewBox="0 0 21600 21600" draw:type="rectangle" draw:enhanced-path="M 0 0 L 21600 0 21600 21600 0 21600 0 0 Z N"/>
        </draw:custom-shape>
        <draw:frame draw:style-name="gr29" draw:layer="layout" svg:width="10.577cm" svg:height="0.962cm" svg:x="1.02cm" svg:y="0.377cm">
          <draw:text-box>
            <text:p>WestTerminateTrain : ReactionRule</text:p>
          </draw:text-box>
        </draw:frame>
        <draw:custom-shape draw:style-name="gr53" draw:text-style-name="P8" draw:layer="layout" svg:width="8.062cm" svg:height="1cm" svg:x="16.138cm" svg:y="8.8cm">
          <text:p text:style-name="P1"><text:span text:style-name="T2">: IO “West train has left $X station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4cm" svg:height="4.344cm" svg:x="3.6cm" svg:y="3.7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8" draw:text-style-name="P3" draw:layer="layout" svg:width="4.744cm" svg:height="0.725cm" svg:x="3.756cm" svg:y="2.9cm">
          <draw:text-box>
            <text:p><text:span text:style-name="T2">$X : Station</text:span></text:p>
          </draw:text-box>
        </draw:frame>
        <draw:frame draw:style-name="gr44" draw:text-style-name="P3" draw:layer="layout" svg:width="2.819cm" svg:height="0.725cm" svg:x="4.181cm" svg:y="4.784cm">
          <draw:text-box>
            <text:p><text:span text:style-name="T2">West : Train</text:span></text:p>
          </draw:text-box>
        </draw:frame>
        <draw:line draw:style-name="gr30" draw:text-style-name="P1" draw:layer="layout" svg:x1="3.622cm" svg:y1="4.362cm" svg:x2="2.9cm" svg:y2="4.362cm">
          <text:p/>
        </draw:line>
        <draw:custom-shape draw:style-name="gr48" draw:text-style-name="P6" draw:layer="layout" svg:width="1cm" svg:height="1cm" svg:x="4.9cm" svg:y="5.981cm">
          <text:p text:style-name="P1"><text:span text:style-name="T4">G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1cm" svg:height="6cm" svg:x="1.9cm" svg:y="3.481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2.9cm" svg:height="0.75cm" svg:x="3.8cm" svg:y="4.006cm">
          <text:p text:style-name="P1">$t : Tra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cm" svg:height="5.996cm" svg:x="11.6cm" svg:y="3.504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2.799cm" svg:height="0.75cm" svg:x="7.901cm" svg:y="4.1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299cm" svg:height="4.425cm" svg:x="20.6cm" svg:y="3.7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0" draw:text-style-name="P1" draw:layer="layout" svg:x1="24.66cm" svg:y1="4.462cm" svg:x2="23.938cm" svg:y2="4.462cm">
          <text:p/>
        </draw:line>
        <draw:custom-shape draw:style-name="gr2" draw:text-style-name="P1" draw:layer="layout" svg:width="3.4cm" svg:height="4.344cm" svg:x="16.5cm" svg:y="3.7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2.799cm" svg:height="0.75cm" svg:x="16.8cm" svg:y="4.1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3" draw:layer="layout" svg:width="3.4cm" svg:height="1.199cm" svg:x="16.6cm" svg:y="4.784cm">
          <draw:text-box>
            <text:p><text:span text:style-name="T2">West : Platform</text:span></text:p>
          </draw:text-box>
        </draw:frame>
        <draw:line draw:style-name="gr30" draw:text-style-name="P1" draw:layer="layout" svg:x1="16.522cm" svg:y1="4.362cm" svg:x2="15.8cm" svg:y2="4.362cm">
          <text:p/>
        </draw:line>
        <draw:custom-shape draw:style-name="gr32" draw:text-style-name="P1" draw:layer="layout" svg:width="1cm" svg:height="6cm" svg:x="14.8cm" svg:y="3.481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2.9cm" svg:height="0.75cm" svg:x="20.8cm" svg:y="4.106cm">
          <text:p text:style-name="P1">$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cm" svg:height="5.996cm" svg:x="24.5cm" svg:y="3.504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2.799cm" svg:height="0.75cm" svg:x="16.801cm" svg:y="4.1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8" draw:layer="layout" svg:width="8.062cm" svg:height="1cm" svg:x="16.138cm" svg:y="9.8cm">
          <text:p text:style-name="P1"><text:span text:style-name="T2">: IO “West train has entered $Y station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3" draw:layer="layout" svg:width="3.4cm" svg:height="0.725cm" svg:x="20.9cm" svg:y="4.785cm">
          <draw:text-box>
            <text:p><text:span text:style-name="T2">West : Train</text:span></text:p>
          </draw:text-box>
        </draw:frame>
        <draw:frame draw:style-name="gr56" draw:text-style-name="P3" draw:layer="layout" svg:width="4.439cm" svg:height="0.725cm" svg:x="20.9cm" svg:y="2.876cm">
          <draw:text-box>
            <text:p><text:span text:style-name="T2">$Y </text:span></text:p>
          </draw:text-box>
        </draw:frame>
        <draw:frame draw:style-name="gr56" draw:text-style-name="P3" draw:layer="layout" svg:width="4.439cm" svg:height="0.725cm" svg:x="8.1cm" svg:y="2.876cm">
          <draw:text-box>
            <text:p><text:span text:style-name="T2">$Y : Station</text:span></text:p>
          </draw:text-box>
        </draw:frame>
        <draw:frame draw:style-name="gr56" draw:text-style-name="P3" draw:layer="layout" svg:width="4.439cm" svg:height="0.725cm" svg:x="17.301cm" svg:y="2.877cm">
          <draw:text-box>
            <text:p><text:span text:style-name="T2">$X </text:span></text:p>
          </draw:text-box>
        </draw:frame>
        <draw:frame draw:style-name="gr44" draw:text-style-name="P3" draw:layer="layout" svg:width="3.4cm" svg:height="1.199cm" svg:x="7.7cm" svg:y="4.785cm">
          <draw:text-box>
            <text:p><text:span text:style-name="T2">West : Platform</text:span></text:p>
          </draw:text-box>
        </draw:frame>
        <presentation:notes draw:style-name="dp2">
          <draw:page-thumbnail draw:style-name="gr9" draw:layer="layout" svg:width="14.848cm" svg:height="11.135cm" svg:x="3.075cm" svg:y="2.257cm" draw:page-number="1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style-name="gr2" draw:text-style-name="P1" draw:layer="layout" svg:width="8.5cm" svg:height="6cm" svg:x="2.077cm" svg:y="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3cm" svg:height="3.3cm" svg:x="6.577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" draw:layer="layout" svg:width="11.462cm" svg:height="8.323cm" svg:x="1.077cm" svg:y="2cm">
          <text:p/>
          <draw:enhanced-geometry svg:viewBox="0 0 21600 21600" draw:type="rectangle" draw:enhanced-path="M 0 0 L 21600 0 21600 21600 0 21600 0 0 Z N"/>
        </draw:custom-shape>
        <draw:frame draw:style-name="gr29" draw:layer="layout" svg:width="1.734cm" svg:height="0.962cm" svg:x="2.511cm" svg:y="2.538cm">
          <draw:text-box>
            <text:p>Plus</text:p>
          </draw:text-box>
        </draw:frame>
        <draw:frame draw:style-name="gr29" draw:layer="layout" svg:width="8.753cm" svg:height="0.962cm" svg:x="1cm" svg:y="1cm">
          <draw:text-box>
            <text:p>addTwo(x) : int → int function</text:p>
          </draw:text-box>
        </draw:frame>
        <draw:frame draw:style-name="gr58" draw:text-style-name="P9" draw:layer="layout" svg:width="4.744cm" svg:height="0.878cm" svg:x="6.733cm" svg:y="4.175cm">
          <draw:text-box>
            <text:p text:style-name="P9"><text:span text:style-name="T6">$x : int</text:span></text:p>
          </draw:text-box>
        </draw:frame>
        <draw:custom-shape draw:style-name="gr28" draw:text-style-name="P1" draw:layer="layout" svg:width="3cm" svg:height="3.25cm" svg:x="6.577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" draw:layer="layout" svg:width="3.353cm" svg:height="3.4cm" svg:x="2.724cm" svg:y="5cm">
          <text:p text:style-name="P1"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4.848cm" svg:height="11.135cm" svg:x="3.075cm" svg:y="2.257cm" draw:page-number="1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style-name="gr2" draw:text-style-name="P1" draw:layer="layout" svg:width="8.5cm" svg:height="6cm" svg:x="4.038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3cm" svg:height="3.3cm" svg:x="8.538cm" svg:y="8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" draw:layer="layout" svg:width="11.462cm" svg:height="8.323cm" svg:x="3.038cm" svg:y="5.5cm">
          <text:p/>
          <draw:enhanced-geometry svg:viewBox="0 0 21600 21600" draw:type="rectangle" draw:enhanced-path="M 0 0 L 21600 0 21600 21600 0 21600 0 0 Z N"/>
        </draw:custom-shape>
        <draw:frame draw:style-name="gr29" draw:layer="layout" svg:width="1.734cm" svg:height="0.962cm" svg:x="4.472cm" svg:y="6.038cm">
          <draw:text-box>
            <text:p>Plus</text:p>
          </draw:text-box>
        </draw:frame>
        <draw:frame draw:style-name="gr29" draw:layer="layout" svg:width="8.753cm" svg:height="0.962cm" svg:x="2.961cm" svg:y="4.5cm">
          <draw:text-box>
            <text:p>addTwo(x) : int → int function</text:p>
          </draw:text-box>
        </draw:frame>
        <draw:frame draw:style-name="gr58" draw:text-style-name="P9" draw:layer="layout" svg:width="4.744cm" svg:height="0.878cm" svg:x="8.694cm" svg:y="7.675cm">
          <draw:text-box>
            <text:p text:style-name="P9"><text:span text:style-name="T6">$x : int</text:span></text:p>
          </draw:text-box>
        </draw:frame>
        <draw:custom-shape draw:style-name="gr28" draw:text-style-name="P1" draw:layer="layout" svg:width="3cm" svg:height="3.25cm" svg:x="8.538cm" svg:y="8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" draw:layer="layout" svg:width="3.353cm" svg:height="3.4cm" svg:x="4.685cm" svg:y="8.5cm">
          <text:p text:style-name="P1"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" draw:layer="layout" svg:width="18.5cm" svg:height="10.5cm" svg:x="2.5cm" svg:y="4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3.353cm" svg:height="3.4cm" svg:x="16cm" svg:y="8cm">
          <text:p text:style-name="P1">1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layer="layout" svg:width="4.337cm" svg:height="0.962cm" svg:x="2.5cm" svg:y="3.038cm">
          <draw:text-box>
            <text:p>applyAddTwo</text:p>
          </draw:text-box>
        </draw:frame>
        <presentation:notes draw:style-name="dp2">
          <draw:page-thumbnail draw:style-name="gr9" draw:layer="layout" svg:width="14.848cm" svg:height="11.135cm" svg:x="3.075cm" svg:y="2.257cm" draw:page-number="1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custom-shape draw:style-name="gr2" draw:text-style-name="P1" draw:layer="layout" svg:width="8.5cm" svg:height="6cm" svg:x="2cm" svg:y="2.9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layer="layout" svg:width="1.734cm" svg:height="0.962cm" svg:x="2.434cm" svg:y="2cm">
          <draw:text-box>
            <text:p>Plus</text:p>
          </draw:text-box>
        </draw:frame>
        <draw:custom-shape draw:style-name="gr51" draw:text-style-name="P1" draw:layer="layout" svg:width="3.353cm" svg:height="3.4cm" svg:x="2.647cm" svg:y="4.462cm">
          <text:p text:style-name="P1"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" draw:layer="layout" svg:width="3.353cm" svg:height="3.4cm" svg:x="6.462cm" svg:y="4.5cm">
          <text:p text:style-name="P1">1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" draw:layer="layout" svg:width="3.353cm" svg:height="3.4cm" svg:x="15.647cm" svg:y="4.5cm">
          <text:p text:style-name="P1">1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9" draw:text-style-name="P1" draw:layer="layout" svg:x1="11cm" svg:y1="6cm" svg:x2="15cm" svg:y2="6cm">
          <text:p/>
        </draw:line>
        <presentation:notes draw:style-name="dp2">
          <draw:page-thumbnail draw:style-name="gr9" draw:layer="layout" svg:width="14.848cm" svg:height="11.135cm" svg:x="3.075cm" svg:y="2.257cm" draw:page-number="1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Waree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Waree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Waree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Waree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Waree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Waree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Gian Perrone</meta:initial-creator>
    <meta:creation-date>2009-08-26T11:03:34</meta:creation-date>
    <meta:editing-duration>PT08H21M25S</meta:editing-duration>
    <meta:editing-cycles>42</meta:editing-cycles>
    <dc:date>2009-08-27T17:35:38</dc:date>
    <dc:creator>Gian Perrone</dc:creator>
    <meta:generator>OpenOffice.org/3.1$Linux OpenOffice.org_project/310m11$Build-9399</meta:generator>
    <meta:document-statistic meta:object-count="496"/>
  </office:meta>
</office:document-meta>
</file>